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0ba5e8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4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style:font-family-asian="Neue Haas Grotesk Text Pro" style:font-family-complex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asian="Neue Haas Grotesk Text Pro" style:font-family-complex="Neue Haas Grotesk Text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7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49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5" draw:master-page-name="Master1-Layout1-title-Title-Slide" presentation:presentation-page-layout-name="Master1-PPL1" draw:id="Slide-256">
        <draw:custom-shape svg:x="0in" svg:y="0in" svg:width="13.33in" svg:height="7.5in" draw:id="id85" draw:style-name="a458" draw:name="Rectangle 16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461" draw:name="Título 1" svg:x="3.52269in" svg:y="1.36389in" svg:width="8.63053in" svg:height="3.77389in" presentation:class="title" presentation:placeholder="false">
          <draw:text-box>
            <text:p text:style-name="a460" text:class-names="" text:cond-style-name=""><text:span text:style-name="a459" text:class-names="">Sistemas de Gestión Empresarial</text:span></text:p>
          </draw:text-box>
          <svg:title/>
          <svg:desc/>
        </draw:frame>
        <draw:frame draw:id="id87" presentation:style-name="a464" draw:name="Subtítulo 2" svg:x="3.52269in" svg:y="5.26917in" svg:width="8.63053in" svg:height="1.38778in" presentation:class="subtitle" presentation:placeholder="false">
          <draw:text-box>
            <text:p text:style-name="a463" text:class-names="" text:cond-style-name=""><text:span text:style-name="a462" text:class-names="">Francisco Crespo Martín</text:span></text:p>
          </draw:text-box>
          <svg:title/>
          <svg:desc/>
        </draw:frame>
        <draw:custom-shape svg:x="0in" svg:y="1.50426in" svg:width="3.03007in" svg:height="5.99574in" draw:id="id88" draw:style-name="a468" draw:name="Rectangle 18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in" svg:width="1.50215in" svg:height="7.5in" draw:id="id89" draw:style-name="a472" draw:name="Rectangle 20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73" draw:master-page-name="Master1-Layout2-obj-Title-and-Content" presentation:presentation-page-layout-name="Master1-PPL2" draw:id="Slide-257">
        <draw:frame draw:id="id90" presentation:style-name="a477" draw:name="Title 1" svg:x="1.73634in" svg:y="0.49799in" svg:width="10.37477in" svg:height="1.69556in" presentation:class="title" presentation:placeholder="false">
          <draw:text-box>
            <text:p text:style-name="a476" text:class-names="" text:cond-style-name=""><text:span text:style-name="a474" text:class-names="">Índice</text:span><text:span text:style-name="a475" text:class-names=""/></text:p>
          </draw:text-box>
          <svg:title/>
          <svg:desc/>
        </draw:frame>
        <draw:frame draw:id="id91" presentation:style-name="a521" draw:name="Content Placeholder 2" svg:x="1.73634in" svg:y="2.36222in" svg:width="10.37477in" svg:height="4.29369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78" text:class-names="">Concepto y<text:s text:c="1"/></text:span><text:span text:style-name="a479" text:class-names="">definición</text:span><text:span text:style-name="a480" text:class-names=""><text:s text:c="1"/>de ERP</text:span><text:span text:style-name="a481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4" text:class-names="">Evolución</text:span><text:span text:style-name="a485" text:class-names=""><text:s text:c="1"/></text:span><text:span text:style-name="a486" text:class-names="">histórica</text:span><text:span text:style-name="a487" text:class-names=""><text:s text:c="1"/>del ERP</text:span><text:span text:style-name="a488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1" text:class-names="">Arquitectura</text:span><text:span text:style-name="a492" text:class-names=""><text:s text:c="1"/>del<text:s text:c="1"/></text:span><text:span text:style-name="a493" text:class-names="">sistema</text:span><text:span text:style-name="a494" text:class-names=""><text:s text:c="1"/>ERP</text:span><text:span text:style-name="a495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498" text:class-names="">Módulos</text:span><text:span text:style-name="a499" text:class-names=""><text:s text:c="1"/></text:span><text:span text:style-name="a500" text:class-names="">funcionales</text:span><text:span text:style-name="a501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4" text:class-names="">Ciclo de<text:s text:c="1"/></text:span><text:span text:style-name="a505" text:class-names="">vida</text:span><text:span text:style-name="a506" text:class-names=""><text:s text:c="1"/>del ERP</text:span><text:span text:style-name="a507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0" text:class-names="">Proveedores</text:span><text:span text:style-name="a511" text:class-names=""><text:s text:c="1"/>de ERP</text:span><text:span text:style-name="a512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5" text:class-names="">Resumen</text:span><text:span text:style-name="a516" text:class-names=""><text:s text:c="1"/>y<text:s text:c="1"/></text:span><text:span text:style-name="a517" text:class-names="">tendencias</text:span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2-obj-Title-and-Content" presentation:presentation-page-layout-name="Master1-PPL2" draw:id="Slide-259">
        <draw:frame draw:id="id92" presentation:style-name="a529" draw:name="Title 1" svg:x="1.93872in" svg:y="2.5099in" svg:width="10.37477in" svg:height="2.48127in" presentation:class="title" presentation:placeholder="false">
          <draw:text-box>
            <text:p text:style-name="a528" text:class-names="" text:cond-style-name=""><text:span text:style-name="a523" text:class-names="">Sección</text:span><text:span text:style-name="a524" text:class-names=""><text:s text:c="1"/>1: Concepto y<text:s text:c="1"/></text:span><text:span text:style-name="a525" text:class-names="">Definición</text:span><text:span text:style-name="a526" text:class-names=""><text:s text:c="1"/>de ERP</text:span><text:span text:style-name="a527" text:class-names=""/></text:p>
          </draw:text-box>
          <svg:title/>
          <svg:desc/>
        </draw:frame>
      </draw:page>
      <draw:page draw:name="Slide3" draw:style-name="a530" draw:master-page-name="Master1-Layout2-obj-Title-and-Content" presentation:presentation-page-layout-name="Master1-PPL2" draw:id="Slide-258">
        <draw:frame draw:id="id93" presentation:style-name="a538" draw:name="Title 1" svg:x="1.73634in" svg:y="0.49799in" svg:width="10.37477in" svg:height="1.69556in" presentation:class="title" presentation:placeholder="false">
          <draw:text-box>
            <text:p text:style-name="a537" text:class-names="" text:cond-style-name=""><text:span text:style-name="a531" text:class-names="">Introducción</text:span><text:span text:style-name="a532" text:class-names=""><text:s text:c="1"/>a<text:s text:c="1"/></text:span><text:span text:style-name="a533" text:class-names="">los</text:span><text:span text:style-name="a534" text:class-names=""><text:s text:c="1"/>Sistemas de<text:s text:c="1"/></text:span><text:span text:style-name="a535" text:class-names="">Información</text:span><text:span text:style-name="a536" text:class-names=""/></text:p>
          </draw:text-box>
          <svg:title/>
          <svg:desc/>
        </draw:frame>
        <draw:frame draw:id="id94" presentation:style-name="a592" draw:name="Content Placeholder 2" svg:x="1.73634in" svg:y="2.36222in" svg:width="10.37477in" svg:height="4.29369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39" text:class-names="">Los<text:s text:c="1"/></text:span><text:span text:style-name="a540" text:class-names="">sistemas</text:span><text:span text:style-name="a541" text:class-names=""><text:s text:c="1"/>de<text:s text:c="1"/></text:span><text:span text:style-name="a542" text:class-names="">información</text:span><text:span text:style-name="a543" text:class-names=""><text:s text:c="1"/></text:span><text:span text:style-name="a544" text:class-names="">empresarial</text:span><text:span text:style-name="a545" text:class-names=""><text:s text:c="1"/>o ERP son<text:s text:c="1"/></text:span><text:span text:style-name="a546" text:class-names="">aplicaciones</text:span><text:span text:style-name="a547" text:class-names=""><text:s text:c="1"/>que<text:s text:c="1"/></text:span><text:span text:style-name="a548" text:class-names="">permiten</text:span><text:span text:style-name="a549" text:class-names=""><text:s text:c="1"/>registrar<text:s text:c="1"/></text:span><text:span text:style-name="a550" text:class-names="">operaciones</text:span><text:span text:style-name="a551" text:class-names="">,<text:s text:c="1"/></text:span><text:span text:style-name="a552" text:class-names="">apoyar</text:span><text:span text:style-name="a553" text:class-names=""><text:s text:c="1"/></text:span><text:span text:style-name="a554" text:class-names="">procesos</text:span><text:span text:style-name="a555" text:class-names=""><text:s text:c="1"/>de<text:s text:c="1"/></text:span><text:span text:style-name="a556" text:class-names="">trabajo</text:span><text:span text:style-name="a557" text:class-names="">,<text:s text:c="1"/></text:span><text:span text:style-name="a558" text:class-names="">tomar</text:span><text:span text:style-name="a559" text:class-names=""><text:s text:c="1"/></text:span><text:span text:style-name="a560" text:class-names="">decisiones</text:span><text:span text:style-name="a561" text:class-names=""><text:s text:c="1"/>y<text:s text:c="1"/></text:span><text:span text:style-name="a562" text:class-names="">lograr</text:span><text:span text:style-name="a563" text:class-names=""><text:s text:c="1"/></text:span><text:span text:style-name="a564" text:class-names="">eficiencia</text:span><text:span text:style-name="a565" text:class-names=""><text:s text:c="1"/>o<text:s text:c="1"/></text:span><text:span text:style-name="a566" text:class-names="">competitividad</text:span><text:span text:style-name="a567" text:class-names="">.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73" text:class-names="">Ejemplos</text:span><text:span text:style-name="a574" text:class-names="">:<text:s text:c="1"/></text:span><text:span text:style-name="a575" text:class-names="">sistemas</text:span><text:span text:style-name="a576" text:class-names=""><text:s text:c="1"/>de<text:s text:c="1"/></text:span><text:span text:style-name="a577" text:class-names="">cajeros</text:span><text:span text:style-name="a578" text:class-names=""><text:s text:c="1"/></text:span><text:span text:style-name="a579" text:class-names="">automáticos</text:span><text:span text:style-name="a580" text:class-names="">,<text:s text:c="1"/></text:span><text:span text:style-name="a581" text:class-names="">gestión</text:span><text:span text:style-name="a582" text:class-names=""><text:s text:c="1"/>de<text:s text:c="1"/></text:span><text:span text:style-name="a583" text:class-names="">almacenes</text:span><text:span text:style-name="a584" text:class-names="">,<text:s text:c="1"/></text:span><text:span text:style-name="a585" text:class-names="">nóminas</text:span><text:span text:style-name="a586" text:class-names="">,<text:s text:c="1"/></text:span><text:span text:style-name="a587" text:class-names="">facturación</text:span><text:span text:style-name="a588" text:class-names="">.</text:span><text:span text:style-name="a589" text:class-names=""/></text:p>
              </text:list-item>
            </text:list>
          </draw:text-box>
          <svg:title/>
          <svg:desc/>
        </draw:frame>
      </draw:page>
      <draw:page draw:name="Slide5" draw:style-name="a593" draw:master-page-name="Master1-Layout2-obj-Title-and-Content" presentation:presentation-page-layout-name="Master1-PPL2" draw:id="Slide-260">
        <draw:frame draw:id="id95" presentation:style-name="a598" draw:name="Title 1" svg:x="1.73634in" svg:y="0.49799in" svg:width="10.37477in" svg:height="1.69556in" presentation:class="title" presentation:placeholder="false">
          <draw:text-box>
            <text:p text:style-name="a597" text:class-names="" text:cond-style-name=""><text:span text:style-name="a594" text:class-names="">Definición</text:span><text:span text:style-name="a595" text:class-names=""><text:s text:c="1"/>de ERP</text:span><text:span text:style-name="a596" text:class-names=""/></text:p>
          </draw:text-box>
          <svg:title/>
          <svg:desc/>
        </draw:frame>
        <draw:frame draw:id="id96" presentation:style-name="a645" draw:name="Content Placeholder 2" svg:x="1.73634in" svg:y="2.36222in" svg:width="10.37477in" svg:height="4.29369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9" text:class-names="">ERP: Enterprise Resource Planning.</text:span><text:span text:style-name="a600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03" text:class-names="">Se<text:s text:c="1"/></text:span><text:span text:style-name="a604" text:class-names="">trata</text:span><text:span text:style-name="a605" text:class-names=""><text:s text:c="1"/>de un conjunto de<text:s text:c="1"/></text:span><text:span text:style-name="a606" text:class-names="">aplicaciones</text:span><text:span text:style-name="a607" text:class-names=""><text:s text:c="1"/>que<text:s text:c="1"/></text:span><text:span text:style-name="a608" text:class-names="">permiten</text:span><text:span text:style-name="a609" text:class-names=""><text:s text:c="1"/></text:span><text:span text:style-name="a610" text:class-names="">gestionar</text:span><text:span text:style-name="a611" text:class-names=""><text:s text:c="1"/></text:span><text:span text:style-name="a612" text:class-names="">los</text:span><text:span text:style-name="a613" text:class-names=""><text:s text:c="1"/></text:span><text:span text:style-name="a614" text:class-names="">procesos</text:span><text:span text:style-name="a615" text:class-names=""><text:s text:c="1"/>de<text:s text:c="1"/></text:span><text:span text:style-name="a616" text:class-names="">negocio</text:span><text:span text:style-name="a617" text:class-names=""><text:s text:c="1"/>de<text:s text:c="1"/></text:span><text:span text:style-name="a618" text:class-names="">una</text:span><text:span text:style-name="a619" text:class-names=""><text:s text:c="1"/></text:span><text:span text:style-name="a620" text:class-names="">organización</text:span><text:span text:style-name="a621" text:class-names=""><text:s text:c="1"/>y<text:s text:c="1"/></text:span><text:span text:style-name="a622" text:class-names="">lograr</text:span><text:span text:style-name="a623" text:class-names=""><text:s text:c="1"/></text:span><text:span text:style-name="a624" text:class-names="">los</text:span><text:span text:style-name="a625" text:class-names=""><text:s text:c="1"/></text:span><text:span text:style-name="a626" text:class-names="">objetivos</text:span><text:span text:style-name="a627" text:class-names=""><text:s text:c="1"/></text:span><text:span text:style-name="a628" text:class-names="">estratégicos</text:span><text:span text:style-name="a629" text:class-names="">.</text:span><text:span text:style-name="a630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3" text:class-names="">Definiciones</text:span><text:span text:style-name="a634" text:class-names=""><text:s text:c="1"/>clave de<text:s text:c="1"/></text:span><text:span text:style-name="a635" text:class-names="">autores</text:span><text:span text:style-name="a636" text:class-names=""><text:s text:c="1"/></text:span><text:span text:style-name="a637" text:class-names="">como</text:span><text:span text:style-name="a638" text:class-names=""><text:s text:c="1"/>Davenport (2000) y Rashid (2002).</text:span><text:span text:style-name="a639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6" draw:style-name="a646" draw:master-page-name="Master1-Layout2-obj-Title-and-Content" presentation:presentation-page-layout-name="Master1-PPL2" draw:id="Slide-261">
        <draw:frame draw:id="id97" presentation:style-name="a651" draw:name="Title 1" svg:x="1.73634in" svg:y="0.49799in" svg:width="10.37477in" svg:height="1.69556in" presentation:class="title" presentation:placeholder="false">
          <draw:text-box>
            <text:p text:style-name="a650" text:class-names="" text:cond-style-name=""><text:span text:style-name="a647" text:class-names="">Características</text:span><text:span text:style-name="a648" text:class-names=""><text:s text:c="1"/>del ERP</text:span><text:span text:style-name="a649" text:class-names=""/></text:p>
          </draw:text-box>
          <svg:title/>
          <svg:desc/>
        </draw:frame>
        <draw:frame draw:id="id98" presentation:style-name="a701" draw:name="Content Placeholder 2" svg:x="1.73634in" svg:y="2.36222in" svg:width="10.37477in" svg:height="4.29369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52" text:class-names="">Modularidad</text:span><text:span text:style-name="a653" text:class-names="">: El ERP<text:s text:c="1"/></text:span><text:span text:style-name="a654" text:class-names="">está</text:span><text:span text:style-name="a655" text:class-names=""><text:s text:c="1"/></text:span><text:span text:style-name="a656" text:class-names="">compuesto</text:span><text:span text:style-name="a657" text:class-names=""><text:s text:c="1"/></text:span><text:span text:style-name="a658" text:class-names="">por</text:span><text:span text:style-name="a659" text:class-names=""><text:s text:c="1"/></text:span><text:span text:style-name="a660" text:class-names="">módulos</text:span><text:span text:style-name="a661" text:class-names=""><text:s text:c="1"/></text:span><text:span text:style-name="a662" text:class-names="">independientes</text:span><text:span text:style-name="a663" text:class-names=""><text:s text:c="1"/>para<text:s text:c="1"/></text:span><text:span text:style-name="a664" text:class-names="">diferentes</text:span><text:span text:style-name="a665" text:class-names=""><text:s text:c="1"/></text:span><text:span text:style-name="a666" text:class-names="">áreas</text:span><text:span text:style-name="a667" text:class-names=""><text:s text:c="1"/></text:span><text:span text:style-name="a668" text:class-names="">funcionales</text:span><text:span text:style-name="a669" text:class-names="">.</text:span></text:p>
              </text:list-item>
            </text:list>
            <text:list text:style-name="a685">
              <text:list-item>
                <text:p text:style-name="a684" text:class-names="" text:cond-style-name=""><text:span text:style-name="a672" text:class-names="">Integración</text:span><text:span text:style-name="a673" text:class-names="">: Permite que<text:s text:c="1"/></text:span><text:span text:style-name="a674" text:class-names="">los</text:span><text:span text:style-name="a675" text:class-names=""><text:s text:c="1"/></text:span><text:span text:style-name="a676" text:class-names="">datos</text:span><text:span text:style-name="a677" text:class-names=""><text:s text:c="1"/></text:span><text:span text:style-name="a678" text:class-names="">fluyan</text:span><text:span text:style-name="a679" text:class-names=""><text:s text:c="1"/>entre<text:s text:c="1"/></text:span><text:span text:style-name="a680" text:class-names="">departamentos</text:span><text:span text:style-name="a681" text:class-names=""><text:s text:c="1"/>y<text:s text:c="1"/></text:span><text:span text:style-name="a682" text:class-names="">procesos</text:span><text:span text:style-name="a683" text:class-names="">.</text:span></text:p>
              </text:list-item>
            </text:list>
            <text:list text:style-name="a700">
              <text:list-item>
                <text:p text:style-name="a699" text:class-names="" text:cond-style-name=""><text:span text:style-name="a686" text:class-names="">Adaptabilidad</text:span><text:span text:style-name="a687" text:class-names="">: Se<text:s text:c="1"/></text:span><text:span text:style-name="a688" text:class-names="">puede</text:span><text:span text:style-name="a689" text:class-names=""><text:s text:c="1"/></text:span><text:span text:style-name="a690" text:class-names="">personalizar</text:span><text:span text:style-name="a691" text:class-names=""><text:s text:c="1"/>para<text:s text:c="1"/></text:span><text:span text:style-name="a692" text:class-names="">adaptarse</text:span><text:span text:style-name="a693" text:class-names=""><text:s text:c="1"/>a las<text:s text:c="1"/></text:span><text:span text:style-name="a694" text:class-names="">necesidades</text:span><text:span text:style-name="a695" text:class-names=""><text:s text:c="1"/>de la<text:s text:c="1"/></text:span><text:span text:style-name="a696" text:class-names="">empresa</text:span><text:span text:style-name="a697" text:class-names="">.</text:span><text:span text:style-name="a698" text:class-names=""/></text:p>
              </text:list-item>
            </text:list>
          </draw:text-box>
          <svg:title/>
          <svg:desc/>
        </draw:frame>
      </draw:page>
      <draw:page draw:name="Slide7" draw:style-name="a702" draw:master-page-name="Master1-Layout2-obj-Title-and-Content" presentation:presentation-page-layout-name="Master1-PPL2" draw:id="Slide-262">
        <draw:frame draw:id="id99" presentation:style-name="a707" draw:name="Title 1" svg:x="1.73634in" svg:y="0.49799in" svg:width="10.37477in" svg:height="1.69556in" presentation:class="title" presentation:placeholder="false">
          <draw:text-box>
            <text:p text:style-name="a706" text:class-names="" text:cond-style-name=""><text:span text:style-name="a703" text:class-names="">Beneficios</text:span><text:span text:style-name="a704" text:class-names=""><text:s text:c="1"/>del ERP</text:span><text:span text:style-name="a705" text:class-names=""/></text:p>
          </draw:text-box>
          <svg:title/>
          <svg:desc/>
        </draw:frame>
        <draw:frame draw:id="id100" presentation:style-name="a747" draw:name="Content Placeholder 2" svg:x="1.73634in" svg:y="2.36222in" svg:width="10.37477in" svg:height="4.29369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08" text:class-names="">Mejora</text:span><text:span text:style-name="a709" text:class-names=""><text:s text:c="1"/></text:span><text:span text:style-name="a710" text:class-names="">en</text:span><text:span text:style-name="a711" text:class-names=""><text:s text:c="1"/>la<text:s text:c="1"/></text:span><text:span text:style-name="a712" text:class-names="">eficiencia</text:span><text:span text:style-name="a713" text:class-names=""><text:s text:c="1"/>y<text:s text:c="1"/></text:span><text:span text:style-name="a714" text:class-names="">productividad</text:span><text:span text:style-name="a715" text:class-names="">.</text:span></text:p>
              </text:list-item>
            </text:list>
            <text:list text:style-name="a729">
              <text:list-item>
                <text:p text:style-name="a728" text:class-names="" text:cond-style-name=""><text:span text:style-name="a718" text:class-names="">Reducción</text:span><text:span text:style-name="a719" text:class-names=""><text:s text:c="1"/>de<text:s text:c="1"/></text:span><text:span text:style-name="a720" text:class-names="">inventarios</text:span><text:span text:style-name="a721" text:class-names=""><text:s text:c="1"/>gracias a la<text:s text:c="1"/></text:span><text:span text:style-name="a722" text:class-names="">planificación</text:span><text:span text:style-name="a723" text:class-names=""><text:s text:c="1"/>y<text:s text:c="1"/></text:span><text:span text:style-name="a724" text:class-names="">gestión</text:span><text:span text:style-name="a725" text:class-names=""><text:s text:c="1"/></text:span><text:span text:style-name="a726" text:class-names="">automatizada</text:span><text:span text:style-name="a727" text:class-names="">.</text:span></text:p>
              </text:list-item>
            </text:list>
            <text:list text:style-name="a746">
              <text:list-item>
                <text:p text:style-name="a745" text:class-names="" text:cond-style-name=""><text:span text:style-name="a730" text:class-names="">Facilita</text:span><text:span text:style-name="a731" text:class-names=""><text:s text:c="1"/></text:span><text:span text:style-name="a732" text:class-names="">el</text:span><text:span text:style-name="a733" text:class-names=""><text:s text:c="1"/></text:span><text:span text:style-name="a734" text:class-names="">comercio</text:span><text:span text:style-name="a735" text:class-names=""><text:s text:c="1"/></text:span><text:span text:style-name="a736" text:class-names="">electrónico</text:span><text:span text:style-name="a737" text:class-names=""><text:s text:c="1"/>y la<text:s text:c="1"/></text:span><text:span text:style-name="a738" text:class-names="">documentación</text:span><text:span text:style-name="a739" text:class-names=""><text:s text:c="1"/>de<text:s text:c="1"/></text:span><text:span text:style-name="a740" text:class-names="">procesos</text:span><text:span text:style-name="a741" text:class-names=""><text:s text:c="1"/>de<text:s text:c="1"/></text:span><text:span text:style-name="a742" text:class-names="">negocio</text:span><text:span text:style-name="a743" text:class-names="">.</text:span><text:span text:style-name="a744" text:class-names=""/></text:p>
              </text:list-item>
            </text:list>
          </draw:text-box>
          <svg:title/>
          <svg:desc/>
        </draw:frame>
      </draw:page>
      <draw:page draw:name="Slide8" draw:style-name="a748" draw:master-page-name="Master1-Layout2-obj-Title-and-Content" presentation:presentation-page-layout-name="Master1-PPL2" draw:id="Slide-263">
        <draw:frame draw:id="id101" presentation:style-name="a753" draw:name="Title 1" svg:x="1.73634in" svg:y="0.49799in" svg:width="10.37477in" svg:height="1.69556in" presentation:class="title" presentation:placeholder="false">
          <draw:text-box>
            <text:p text:style-name="a752" text:class-names="" text:cond-style-name=""><text:span text:style-name="a749" text:class-names="">Riesgos</text:span><text:span text:style-name="a750" text:class-names=""><text:s text:c="1"/>del ERP</text:span><text:span text:style-name="a751" text:class-names=""/></text:p>
          </draw:text-box>
          <svg:title/>
          <svg:desc/>
        </draw:frame>
        <draw:frame draw:id="id102" presentation:style-name="a806" draw:name="Content Placeholder 2" svg:x="1.73634in" svg:y="2.36222in" svg:width="10.37477in" svg:height="4.29369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54" text:class-names="">Inflexibilidad</text:span><text:span text:style-name="a755" text:class-names="">: El<text:s text:c="1"/></text:span><text:span text:style-name="a756" text:class-names="">sistema</text:span><text:span text:style-name="a757" text:class-names=""><text:s text:c="1"/></text:span><text:span text:style-name="a758" text:class-names="">puede</text:span><text:span text:style-name="a759" text:class-names=""><text:s text:c="1"/>ser<text:s text:c="1"/></text:span><text:span text:style-name="a760" text:class-names="">difícil</text:span><text:span text:style-name="a761" text:class-names=""><text:s text:c="1"/>de<text:s text:c="1"/></text:span><text:span text:style-name="a762" text:class-names="">modificar</text:span><text:span text:style-name="a763" text:class-names=""><text:s text:c="1"/></text:span><text:span text:style-name="a764" text:class-names="">una</text:span><text:span text:style-name="a765" text:class-names=""><text:s text:c="1"/></text:span><text:span text:style-name="a766" text:class-names="">vez</text:span><text:span text:style-name="a767" text:class-names=""><text:s text:c="1"/></text:span><text:span text:style-name="a768" text:class-names="">implementado</text:span><text:span text:style-name="a769" text:class-names="">.</text:span><text:span text:style-name="a770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73" text:class-names="">Costos<text:s text:c="1"/></text:span><text:span text:style-name="a774" text:class-names="">elevados</text:span><text:span text:style-name="a775" text:class-names="">:<text:s text:c="1"/></text:span><text:span text:style-name="a776" text:class-names="">Incluyen</text:span><text:span text:style-name="a777" text:class-names=""><text:s text:c="1"/></text:span><text:span text:style-name="a778" text:class-names="">licencias</text:span><text:span text:style-name="a779" text:class-names=""><text:s text:c="1"/>y<text:s text:c="1"/></text:span><text:span text:style-name="a780" text:class-names="">costos</text:span><text:span text:style-name="a781" text:class-names=""><text:s text:c="1"/>de<text:s text:c="1"/></text:span><text:span text:style-name="a782" text:class-names="">mantenimiento</text:span><text:span text:style-name="a783" text:class-names="">.</text:span><text:span text:style-name="a784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787" text:class-names="">Dificultad</text:span><text:span text:style-name="a788" text:class-names=""><text:s text:c="1"/>de<text:s text:c="1"/></text:span><text:span text:style-name="a789" text:class-names="">integración</text:span><text:span text:style-name="a790" text:class-names="">:<text:s text:c="1"/></text:span><text:span text:style-name="a791" text:class-names="">Puede</text:span><text:span text:style-name="a792" text:class-names=""><text:s text:c="1"/>ser<text:s text:c="1"/></text:span><text:span text:style-name="a793" text:class-names="">complejo</text:span><text:span text:style-name="a794" text:class-names=""><text:s text:c="1"/></text:span><text:span text:style-name="a795" text:class-names="">integrar</text:span><text:span text:style-name="a796" text:class-names=""><text:s text:c="1"/>ERP con<text:s text:c="1"/></text:span><text:span text:style-name="a797" text:class-names="">otros</text:span><text:span text:style-name="a798" text:class-names=""><text:s text:c="1"/></text:span><text:span text:style-name="a799" text:class-names="">sistemas</text:span><text:span text:style-name="a800" text:class-names=""><text:s text:c="1"/></text:span><text:span text:style-name="a801" text:class-names="">existentes</text:span><text:span text:style-name="a802" text:class-names="">.</text:span><text:span text:style-name="a803" text:class-names=""/></text:p>
              </text:list-item>
            </text:list>
          </draw:text-box>
          <svg:title/>
          <svg:desc/>
        </draw:frame>
      </draw:page>
      <draw:page draw:name="Slide10" draw:style-name="a807" draw:master-page-name="Master1-Layout2-obj-Title-and-Content" presentation:presentation-page-layout-name="Master1-PPL2" draw:id="Slide-265">
        <draw:frame draw:id="id103" presentation:style-name="a819" draw:name="Title 1" svg:x="1.93872in" svg:y="2.5099in" svg:width="10.37477in" svg:height="2.48127in" presentation:class="title" presentation:placeholder="false">
          <draw:text-box>
            <text:p text:style-name="a818" text:class-names="" text:cond-style-name=""><text:span text:style-name="a808" text:class-names="">Sección</text:span><text:span text:style-name="a809" text:class-names=""><text:s text:c="1"/></text:span><text:span text:style-name="a810" text:class-names="">2</text:span><text:span text:style-name="a811" text:class-names="">:<text:s text:c="1"/></text:span><text:span text:style-name="a812" text:class-names="">Evolución</text:span><text:span text:style-name="a813" text:class-names=""><text:s text:c="1"/></text:span><text:span text:style-name="a814" text:class-names="">Histórica</text:span><text:span text:style-name="a815" text:class-names=""><text:s text:c="1"/>del</text:span><text:span text:style-name="a816" text:class-names=""><text:s text:c="1"/>ERP</text:span><text:span text:style-name="a817" text:class-names=""/></text:p>
          </draw:text-box>
          <svg:title/>
          <svg:desc/>
        </draw:frame>
      </draw:page>
      <draw:page draw:name="Slide9" draw:style-name="a820" draw:master-page-name="Master1-Layout2-obj-Title-and-Content" presentation:presentation-page-layout-name="Master1-PPL2" draw:id="Slide-264">
        <draw:frame draw:id="id104" presentation:style-name="a825" draw:name="Title 1" svg:x="1.73634in" svg:y="0.49799in" svg:width="10.37477in" svg:height="1.69556in" presentation:class="title" presentation:placeholder="false">
          <draw:text-box>
            <text:p text:style-name="a824" text:class-names="" text:cond-style-name=""><text:span text:style-name="a821" text:class-names="">Evolución</text:span><text:span text:style-name="a822" text:class-names=""><text:s text:c="1"/>de MRP a ERP</text:span><text:span text:style-name="a823" text:class-names=""/></text:p>
          </draw:text-box>
          <svg:title/>
          <svg:desc/>
        </draw:frame>
        <draw:frame draw:id="id105" presentation:style-name="a897" draw:name="Content Placeholder 2" svg:x="1.73634in" svg:y="2.36222in" svg:width="10.37477in" svg:height="4.29369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26" text:class-names="">MRP (Material Requirements Planning)</text:span><text:span text:style-name="a827" text:class-names="">:<text:s text:c="1"/></text:span><text:span text:style-name="a828" text:class-names="">Surgió</text:span><text:span text:style-name="a829" text:class-names=""><text:s text:c="1"/></text:span><text:span text:style-name="a830" text:class-names="">en</text:span><text:span text:style-name="a831" text:class-names=""><text:s text:c="1"/></text:span><text:span text:style-name="a832" text:class-names="">los</text:span><text:span text:style-name="a833" text:class-names=""><text:s text:c="1"/></text:span><text:span text:style-name="a834" text:class-names="">años</text:span><text:span text:style-name="a835" text:class-names=""><text:s text:c="1"/>70,<text:s text:c="1"/></text:span><text:span text:style-name="a836" text:class-names="">gestionaba</text:span><text:span text:style-name="a837" text:class-names=""><text:s text:c="1"/></text:span><text:span text:style-name="a838" text:class-names="">materiales</text:span><text:span text:style-name="a839" text:class-names=""><text:s text:c="1"/></text:span><text:span text:style-name="a840" text:class-names="">necesarios</text:span><text:span text:style-name="a841" text:class-names=""><text:s text:c="1"/>para<text:s text:c="1"/></text:span><text:span text:style-name="a842" text:class-names="">producción</text:span><text:span text:style-name="a843" text:class-names="">.</text:span><text:span text:style-name="a844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47" text:class-names="">MRP-II</text:span><text:span text:style-name="a848" text:class-names="">: En<text:s text:c="1"/></text:span><text:span text:style-name="a849" text:class-names="">los</text:span><text:span text:style-name="a850" text:class-names=""><text:s text:c="1"/></text:span><text:span text:style-name="a851" text:class-names="">años</text:span><text:span text:style-name="a852" text:class-names=""><text:s text:c="1"/>80, se<text:s text:c="1"/></text:span><text:span text:style-name="a853" text:class-names="">extendió</text:span><text:span text:style-name="a854" text:class-names=""><text:s text:c="1"/>para<text:s text:c="1"/></text:span><text:span text:style-name="a855" text:class-names="">incluir</text:span><text:span text:style-name="a856" text:class-names=""><text:s text:c="1"/>la<text:s text:c="1"/></text:span><text:span text:style-name="a857" text:class-names="">planificación</text:span><text:span text:style-name="a858" text:class-names=""><text:s text:c="1"/>de<text:s text:c="1"/></text:span><text:span text:style-name="a859" text:class-names="">recursos</text:span><text:span text:style-name="a860" text:class-names=""><text:s text:c="1"/>de<text:s text:c="1"/></text:span><text:span text:style-name="a861" text:class-names="">fabricación</text:span><text:span text:style-name="a862" text:class-names="">.</text:span><text:span text:style-name="a863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66" text:class-names="">ERP</text:span><text:span text:style-name="a867" text:class-names="">: A<text:s text:c="1"/></text:span><text:span text:style-name="a868" text:class-names="">partir</text:span><text:span text:style-name="a869" text:class-names=""><text:s text:c="1"/>de<text:s text:c="1"/></text:span><text:span text:style-name="a870" text:class-names="">los</text:span><text:span text:style-name="a871" text:class-names=""><text:s text:c="1"/></text:span><text:span text:style-name="a872" text:class-names="">años</text:span><text:span text:style-name="a873" text:class-names=""><text:s text:c="1"/>90,<text:s text:c="1"/></text:span><text:span text:style-name="a874" text:class-names="">el</text:span><text:span text:style-name="a875" text:class-names=""><text:s text:c="1"/>ERP integra<text:s text:c="1"/></text:span><text:span text:style-name="a876" text:class-names="">todos</text:span><text:span text:style-name="a877" text:class-names=""><text:s text:c="1"/></text:span><text:span text:style-name="a878" text:class-names="">los</text:span><text:span text:style-name="a879" text:class-names=""><text:s text:c="1"/></text:span><text:span text:style-name="a880" text:class-names="">procesos</text:span><text:span text:style-name="a881" text:class-names=""><text:s text:c="1"/></text:span><text:span text:style-name="a882" text:class-names="">empresariales</text:span><text:span text:style-name="a883" text:class-names="">,<text:s text:c="1"/></text:span><text:span text:style-name="a884" text:class-names="">como</text:span><text:span text:style-name="a885" text:class-names=""><text:s text:c="1"/></text:span><text:span text:style-name="a886" text:class-names="">finanzas</text:span><text:span text:style-name="a887" text:class-names="">,<text:s text:c="1"/></text:span><text:span text:style-name="a888" text:class-names="">distribución</text:span><text:span text:style-name="a889" text:class-names=""><text:s text:c="1"/>y<text:s text:c="1"/></text:span><text:span text:style-name="a890" text:class-names="">recursos</text:span><text:span text:style-name="a891" text:class-names=""><text:s text:c="1"/></text:span><text:span text:style-name="a892" text:class-names="">humanos</text:span><text:span text:style-name="a893" text:class-names="">.</text:span><text:span text:style-name="a894" text:class-names=""/></text:p>
              </text:list-item>
            </text:list>
          </draw:text-box>
          <svg:title/>
          <svg:desc/>
        </draw:frame>
      </draw:page>
      <draw:page draw:name="Slide11" draw:style-name="a898" draw:master-page-name="Master1-Layout2-obj-Title-and-Content" presentation:presentation-page-layout-name="Master1-PPL2" draw:id="Slide-266">
        <draw:frame draw:id="id106" presentation:style-name="a905" draw:name="Title 1" svg:x="1.73634in" svg:y="0.49799in" svg:width="10.37477in" svg:height="1.69556in" presentation:class="title" presentation:placeholder="false">
          <draw:text-box>
            <text:p text:style-name="a904" text:class-names="" text:cond-style-name=""><text:span text:style-name="a899" text:class-names="">ERP-II y<text:s text:c="1"/></text:span><text:span text:style-name="a900" text:class-names="">su</text:span><text:span text:style-name="a901" text:class-names=""><text:s text:c="1"/></text:span><text:span text:style-name="a902" text:class-names="">Expansión</text:span><text:span text:style-name="a903" text:class-names=""/></text:p>
          </draw:text-box>
          <svg:title/>
          <svg:desc/>
        </draw:frame>
        <draw:frame draw:id="id107" presentation:style-name="a943" draw:name="Content Placeholder 2" svg:x="1.73634in" svg:y="2.36222in" svg:width="10.37477in" svg:height="4.29369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06" text:class-names="">En<text:s text:c="1"/></text:span><text:span text:style-name="a907" text:class-names="">el</text:span><text:span text:style-name="a908" text:class-names=""><text:s text:c="1"/></text:span><text:span text:style-name="a909" text:class-names="">año</text:span><text:span text:style-name="a910" text:class-names=""><text:s text:c="1"/>2000, ERP-II expandió la funcionalidad clásica del ERP, añadiendo la gestión de relaciones con clientes (CRM) y la gestión de la<text:s text:c="1"/></text:span><text:span text:style-name="a911" text:class-names="">cadena</text:span><text:span text:style-name="a912" text:class-names=""><text:s text:c="1"/>de<text:s text:c="1"/></text:span><text:span text:style-name="a913" text:class-names="">suministro</text:span><text:span text:style-name="a914" text:class-names=""><text:s text:c="1"/>(SCM).</text:span></text:p>
              </text:list-item>
            </text:list>
            <text:list text:style-name="a939">
              <text:list-item>
                <text:p text:style-name="a938" text:class-names="" text:cond-style-name=""><text:span text:style-name="a917" text:class-names="">ERP-II<text:s text:c="1"/></text:span><text:span text:style-name="a918" text:class-names="">también</text:span><text:span text:style-name="a919" text:class-names=""><text:s text:c="1"/></text:span><text:span text:style-name="a920" text:class-names="">incluye</text:span><text:span text:style-name="a921" text:class-names=""><text:s text:c="1"/></text:span><text:span text:style-name="a922" text:class-names="">nuevas</text:span><text:span text:style-name="a923" text:class-names=""><text:s text:c="1"/></text:span><text:span text:style-name="a924" text:class-names="">tecnologías</text:span><text:span text:style-name="a925" text:class-names=""><text:s text:c="1"/></text:span><text:span text:style-name="a926" text:class-names="">basadas</text:span><text:span text:style-name="a927" text:class-names=""><text:s text:c="1"/></text:span><text:span text:style-name="a928" text:class-names="">en</text:span><text:span text:style-name="a929" text:class-names=""><text:s text:c="1"/>Internet,<text:s text:c="1"/></text:span><text:span text:style-name="a930" text:class-names="">como</text:span><text:span text:style-name="a931" text:class-names=""><text:s text:c="1"/></text:span><text:span text:style-name="a932" text:class-names="">el</text:span><text:span text:style-name="a933" text:class-names=""><text:s text:c="1"/></text:span><text:span text:style-name="a934" text:class-names="">comercio</text:span><text:span text:style-name="a935" text:class-names=""><text:s text:c="1"/></text:span><text:span text:style-name="a936" text:class-names="">electrónico</text:span><text:span text:style-name="a937" text:class-names="">.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12" draw:style-name="a944" draw:master-page-name="Master1-Layout2-obj-Title-and-Content" presentation:presentation-page-layout-name="Master1-PPL2" draw:id="Slide-267">
        <draw:frame draw:id="id108" presentation:style-name="a956" draw:name="Title 1" svg:x="1.93872in" svg:y="2.5099in" svg:width="10.37477in" svg:height="2.48127in" presentation:class="title" presentation:placeholder="false">
          <draw:text-box>
            <text:p text:style-name="a955" text:class-names="" text:cond-style-name=""><text:span text:style-name="a945" text:class-names="">Sección</text:span><text:span text:style-name="a946" text:class-names=""><text:s text:c="1"/></text:span><text:span text:style-name="a947" text:class-names="">3</text:span><text:span text:style-name="a948" text:class-names="">:<text:s text:c="1"/></text:span><text:span text:style-name="a949" text:class-names="">Arquitectura</text:span><text:span text:style-name="a950" text:class-names=""><text:s text:c="1"/></text:span><text:span text:style-name="a951" text:class-names="">del</text:span><text:span text:style-name="a952" text:class-names=""><text:s text:c="1"/>Sistema</text:span><text:span text:style-name="a953" text:class-names=""><text:s text:c="1"/>ERP</text:span><text:span text:style-name="a954" text:class-names=""/></text:p>
          </draw:text-box>
          <svg:title/>
          <svg:desc/>
        </draw:frame>
      </draw:page>
      <draw:page draw:name="Slide13" draw:style-name="a957" draw:master-page-name="Master1-Layout2-obj-Title-and-Content" presentation:presentation-page-layout-name="Master1-PPL2" draw:id="Slide-268">
        <draw:frame draw:id="id109" presentation:style-name="a963" draw:name="Title 1" svg:x="1.73634in" svg:y="0.49799in" svg:width="10.37477in" svg:height="1.69556in" presentation:class="title" presentation:placeholder="false">
          <draw:text-box>
            <text:p text:style-name="a962" text:class-names="" text:cond-style-name=""><text:span text:style-name="a958" text:class-names="">Perspectiva</text:span><text:span text:style-name="a959" text:class-names=""><text:s text:c="1"/></text:span><text:span text:style-name="a960" text:class-names="">Funcional</text:span><text:span text:style-name="a961" text:class-names=""/></text:p>
          </draw:text-box>
          <svg:title/>
          <svg:desc/>
        </draw:frame>
        <draw:frame draw:id="id110" presentation:style-name="a998" draw:name="Content Placeholder 2" svg:x="1.73634in" svg:y="2.36222in" svg:width="10.37477in" svg:height="4.29369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64" text:class-names="">El ERP<text:s text:c="1"/></text:span><text:span text:style-name="a965" text:class-names="">incluye</text:span><text:span text:style-name="a966" text:class-names=""><text:s text:c="1"/></text:span><text:span text:style-name="a967" text:class-names="">una</text:span><text:span text:style-name="a968" text:class-names=""><text:s text:c="1"/>base de<text:s text:c="1"/></text:span><text:span text:style-name="a969" text:class-names="">datos</text:span><text:span text:style-name="a970" text:class-names=""><text:s text:c="1"/></text:span><text:span text:style-name="a971" text:class-names="">centralizada</text:span><text:span text:style-name="a972" text:class-names=""><text:s text:c="1"/>y<text:s text:c="1"/></text:span><text:span text:style-name="a973" text:class-names="">módulos</text:span><text:span text:style-name="a974" text:class-names=""><text:s text:c="1"/>que<text:s text:c="1"/></text:span><text:span text:style-name="a975" text:class-names="">cubren</text:span><text:span text:style-name="a976" text:class-names=""><text:s text:c="1"/>las<text:s text:c="1"/></text:span><text:span text:style-name="a977" text:class-names="">principales</text:span><text:span text:style-name="a978" text:class-names=""><text:s text:c="1"/></text:span><text:span text:style-name="a979" text:class-names="">áreas</text:span><text:span text:style-name="a980" text:class-names=""><text:s text:c="1"/></text:span><text:span text:style-name="a981" text:class-names="">funcionales</text:span><text:span text:style-name="a982" text:class-names=""><text:s text:c="1"/>de<text:s text:c="1"/></text:span><text:span text:style-name="a983" text:class-names="">una</text:span><text:span text:style-name="a984" text:class-names=""><text:s text:c="1"/></text:span><text:span text:style-name="a985" text:class-names="">organización</text:span><text:span text:style-name="a986" text:class-names="">:<text:s text:c="1"/></text:span><text:span text:style-name="a987" text:class-names="">clientes</text:span><text:span text:style-name="a988" text:class-names=""><text:s text:c="1"/>(CRM),<text:s text:c="1"/></text:span><text:span text:style-name="a989" text:class-names="">proveedores</text:span><text:span text:style-name="a990" text:class-names=""><text:s text:c="1"/>(SCM),<text:s text:c="1"/></text:span><text:span text:style-name="a991" text:class-names="">socios</text:span><text:span text:style-name="a992" text:class-names=""><text:s text:c="1"/>(PRM) y<text:s text:c="1"/></text:span><text:span text:style-name="a993" text:class-names="">empleados</text:span><text:span text:style-name="a994" text:class-names=""><text:s text:c="1"/>(BI, KM).</text:span><text:span text:style-name="a995" text:class-names=""/></text:p>
              </text:list-item>
            </text:list>
          </draw:text-box>
          <svg:title/>
          <svg:desc/>
        </draw:frame>
      </draw:page>
      <draw:page draw:name="Slide14" draw:style-name="a999" draw:master-page-name="Master1-Layout2-obj-Title-and-Content" presentation:presentation-page-layout-name="Master1-PPL2" draw:id="Slide-269">
        <draw:frame draw:id="id111" presentation:style-name="a1005" draw:name="Title 1" svg:x="1.73634in" svg:y="0.49799in" svg:width="10.37477in" svg:height="1.69556in" presentation:class="title" presentation:placeholder="false">
          <draw:text-box>
            <text:p text:style-name="a1004" text:class-names="" text:cond-style-name=""><text:span text:style-name="a1000" text:class-names="">Perspectiva</text:span><text:span text:style-name="a1001" text:class-names=""><text:s text:c="1"/></text:span><text:span text:style-name="a1002" text:class-names="">Tecnológica</text:span><text:span text:style-name="a1003" text:class-names=""/></text:p>
          </draw:text-box>
          <svg:title/>
          <svg:desc/>
        </draw:frame>
        <draw:frame draw:id="id112" presentation:style-name="a1051" draw:name="Content Placeholder 2" svg:x="1.73634in" svg:y="2.36222in" svg:width="10.37477in" svg:height="4.29369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06" text:class-names="">El ERP se<text:s text:c="1"/></text:span><text:span text:style-name="a1007" text:class-names="">basa</text:span><text:span text:style-name="a1008" text:class-names=""><text:s text:c="1"/></text:span><text:span text:style-name="a1009" text:class-names="">en</text:span><text:span text:style-name="a1010" text:class-names=""><text:s text:c="1"/></text:span><text:span text:style-name="a1011" text:class-names="">una</text:span><text:span text:style-name="a1012" text:class-names=""><text:s text:c="1"/></text:span><text:span text:style-name="a1013" text:class-names="">arquitectura</text:span><text:span text:style-name="a1014" text:class-names=""><text:s text:c="1"/></text:span><text:span text:style-name="a1015" text:class-names="">cliente</text:span><text:span text:style-name="a1016" text:class-names="">/</text:span><text:span text:style-name="a1017" text:class-names="">servidor</text:span><text:span text:style-name="a1018" text:class-names=""><text:s text:c="1"/>de<text:s text:c="1"/></text:span><text:span text:style-name="a1019" text:class-names="">tres</text:span><text:span text:style-name="a1020" text:class-names=""><text:s text:c="1"/></text:span><text:span text:style-name="a1021" text:class-names="">capas</text:span><text:span text:style-name="a1022" text:class-names="">: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5" text:class-names="">Presentación</text:span><text:span text:style-name="a1026" text:class-names="">:<text:s text:c="1"/></text:span><text:span text:style-name="a1027" text:class-names="">Interfaz</text:span><text:span text:style-name="a1028" text:class-names=""><text:s text:c="1"/>de<text:s text:c="1"/></text:span><text:span text:style-name="a1029" text:class-names="">usuario</text:span><text:span text:style-name="a1030" text:class-names="">.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3" text:class-names="">Aplicación</text:span><text:span text:style-name="a1034" text:class-names="">: Reglas de<text:s text:c="1"/></text:span><text:span text:style-name="a1035" text:class-names="">negocio</text:span><text:span text:style-name="a1036" text:class-names=""><text:s text:c="1"/>y<text:s text:c="1"/></text:span><text:span text:style-name="a1037" text:class-names="">lógica</text:span><text:span text:style-name="a1038" text:class-names="">.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1" text:class-names="">Datos</text:span><text:span text:style-name="a1042" text:class-names="">:<text:s text:c="1"/></text:span><text:span text:style-name="a1043" text:class-names="">Gestión</text:span><text:span text:style-name="a1044" text:class-names=""><text:s text:c="1"/>de<text:s text:c="1"/></text:span><text:span text:style-name="a1045" text:class-names="">datos</text:span><text:span text:style-name="a1046" text:class-names=""><text:s text:c="1"/></text:span><text:span text:style-name="a1047" text:class-names="">operativos</text:span><text:span text:style-name="a1048" text:class-names="">.</text:span></text:p>
              </text:list-item>
            </text:list>
          </draw:text-box>
          <svg:title/>
          <svg:desc/>
        </draw:frame>
      </draw:page>
      <draw:page draw:name="Slide15" draw:style-name="a1052" draw:master-page-name="Master1-Layout2-obj-Title-and-Content" presentation:presentation-page-layout-name="Master1-PPL2" draw:id="Slide-270">
        <draw:frame draw:id="id113" presentation:style-name="a1064" draw:name="Title 1" svg:x="1.93872in" svg:y="2.5099in" svg:width="10.37477in" svg:height="2.48127in" presentation:class="title" presentation:placeholder="false">
          <draw:text-box>
            <text:p text:style-name="a1063" text:class-names="" text:cond-style-name=""><text:span text:style-name="a1053" text:class-names="">Sección</text:span><text:span text:style-name="a1054" text:class-names=""><text:s text:c="1"/></text:span><text:span text:style-name="a1055" text:class-names="">4</text:span><text:span text:style-name="a1056" text:class-names="">:<text:s text:c="1"/></text:span><text:span text:style-name="a1057" text:class-names="">Módulos</text:span><text:span text:style-name="a1058" text:class-names=""><text:s text:c="1"/></text:span><text:span text:style-name="a1059" text:class-names="">Funcionales</text:span><text:span text:style-name="a1060" text:class-names=""><text:s text:c="1"/></text:span><text:span text:style-name="a1061" text:class-names="">del ERP</text:span><text:span text:style-name="a1062" text:class-names=""/></text:p>
          </draw:text-box>
          <svg:title/>
          <svg:desc/>
        </draw:frame>
      </draw:page>
      <draw:page draw:name="Slide16" draw:style-name="a1065" draw:master-page-name="Master1-Layout2-obj-Title-and-Content" presentation:presentation-page-layout-name="Master1-PPL2" draw:id="Slide-271">
        <draw:frame draw:id="id114" presentation:style-name="a1071" draw:name="Title 1" svg:x="1.73634in" svg:y="0.49799in" svg:width="10.37477in" svg:height="1.69556in" presentation:class="title" presentation:placeholder="false">
          <draw:text-box>
            <text:p text:style-name="a1070" text:class-names="" text:cond-style-name=""><text:span text:style-name="a1066" text:class-names="">Módulo</text:span><text:span text:style-name="a1067" text:class-names=""><text:s text:c="1"/>de<text:s text:c="1"/></text:span><text:span text:style-name="a1068" text:class-names="">Finanzas</text:span><text:span text:style-name="a1069" text:class-names=""/></text:p>
          </draw:text-box>
          <svg:title/>
          <svg:desc/>
        </draw:frame>
        <draw:frame draw:id="id115" presentation:style-name="a1104" draw:name="Content Placeholder 2" svg:x="1.73634in" svg:y="2.36222in" svg:width="10.37477in" svg:height="4.29369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72" text:class-names="">Gestiona</text:span><text:span text:style-name="a1073" text:class-names=""><text:s text:c="1"/>las<text:s text:c="1"/></text:span><text:span text:style-name="a1074" text:class-names="">transacciones</text:span><text:span text:style-name="a1075" text:class-names=""><text:s text:c="1"/></text:span><text:span text:style-name="a1076" text:class-names="">contables</text:span><text:span text:style-name="a1077" text:class-names=""><text:s text:c="1"/>y<text:s text:c="1"/></text:span><text:span text:style-name="a1078" text:class-names="">financieras</text:span><text:span text:style-name="a1079" text:class-names=""><text:s text:c="1"/>de la<text:s text:c="1"/></text:span><text:span text:style-name="a1080" text:class-names="">empresa</text:span><text:span text:style-name="a1081" text:class-names="">.</text:span><text:span text:style-name="a1082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085" text:class-names="">Funcionalidades</text:span><text:span text:style-name="a1086" text:class-names="">:<text:s text:c="1"/></text:span><text:span text:style-name="a1087" text:class-names="">contabilidad</text:span><text:span text:style-name="a1088" text:class-names=""><text:s text:c="1"/>general,<text:s text:c="1"/></text:span><text:span text:style-name="a1089" text:class-names="">gestión</text:span><text:span text:style-name="a1090" text:class-names=""><text:s text:c="1"/>de<text:s text:c="1"/></text:span><text:span text:style-name="a1091" text:class-names="">cuentas</text:span><text:span text:style-name="a1092" text:class-names="">,<text:s text:c="1"/></text:span><text:span text:style-name="a1093" text:class-names="">transacciones</text:span><text:span text:style-name="a1094" text:class-names=""><text:s text:c="1"/></text:span><text:span text:style-name="a1095" text:class-names="">bancarias</text:span><text:span text:style-name="a1096" text:class-names=""><text:s text:c="1"/>y<text:s text:c="1"/></text:span><text:span text:style-name="a1097" text:class-names="">automatización</text:span><text:span text:style-name="a1098" text:class-names=""><text:s text:c="1"/>de<text:s text:c="1"/></text:span><text:span text:style-name="a1099" text:class-names="">informes</text:span><text:span text:style-name="a1100" text:class-names="">.</text:span><text:span text:style-name="a1101" text:class-names=""/></text:p>
              </text:list-item>
            </text:list>
          </draw:text-box>
          <svg:title/>
          <svg:desc/>
        </draw:frame>
      </draw:page>
      <draw:page draw:name="Slide17" draw:style-name="a1105" draw:master-page-name="Master1-Layout2-obj-Title-and-Content" presentation:presentation-page-layout-name="Master1-PPL2" draw:id="Slide-272">
        <draw:frame draw:id="id116" presentation:style-name="a1113" draw:name="Title 1" svg:x="1.73634in" svg:y="0.49799in" svg:width="10.37477in" svg:height="1.69556in" presentation:class="title" presentation:placeholder="false">
          <draw:text-box>
            <text:p text:style-name="a1112" text:class-names="" text:cond-style-name=""><text:span text:style-name="a1106" text:class-names="">Módulo</text:span><text:span text:style-name="a1107" text:class-names=""><text:s text:c="1"/>de<text:s text:c="1"/></text:span><text:span text:style-name="a1108" text:class-names="">Producción</text:span><text:span text:style-name="a1109" text:class-names=""><text:s text:c="1"/>y<text:s text:c="1"/></text:span><text:span text:style-name="a1110" text:class-names="">Compras</text:span><text:span text:style-name="a1111" text:class-names=""/></text:p>
          </draw:text-box>
          <svg:title/>
          <svg:desc/>
        </draw:frame>
        <draw:frame draw:id="id117" presentation:style-name="a1150" draw:name="Content Placeholder 2" svg:x="1.73634in" svg:y="2.36222in" svg:width="10.37477in" svg:height="4.29369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14" text:class-names="">Producción</text:span><text:span text:style-name="a1115" text:class-names="">:<text:s text:c="1"/></text:span><text:span text:style-name="a1116" text:class-names="">Gestiona</text:span><text:span text:style-name="a1117" text:class-names=""><text:s text:c="1"/>la<text:s text:c="1"/></text:span><text:span text:style-name="a1118" text:class-names="">planificación</text:span><text:span text:style-name="a1119" text:class-names=""><text:s text:c="1"/>y control de la<text:s text:c="1"/></text:span><text:span text:style-name="a1120" text:class-names="">producción</text:span><text:span text:style-name="a1121" text:class-names="">,<text:s text:c="1"/></text:span><text:span text:style-name="a1122" text:class-names="">incluyendo</text:span><text:span text:style-name="a1123" text:class-names=""><text:s text:c="1"/></text:span><text:span text:style-name="a1124" text:class-names="">métodos</text:span><text:span text:style-name="a1125" text:class-names=""><text:s text:c="1"/>flexibles de<text:s text:c="1"/></text:span><text:span text:style-name="a1126" text:class-names="">manufactura</text:span><text:span text:style-name="a1127" text:class-names="">.</text:span><text:span text:style-name="a1128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31" text:class-names="">Compras</text:span><text:span text:style-name="a1132" text:class-names="">:<text:s text:c="1"/></text:span><text:span text:style-name="a1133" text:class-names="">Optimiza</text:span><text:span text:style-name="a1134" text:class-names=""><text:s text:c="1"/>la<text:s text:c="1"/></text:span><text:span text:style-name="a1135" text:class-names="">adquisición</text:span><text:span text:style-name="a1136" text:class-names=""><text:s text:c="1"/>de<text:s text:c="1"/></text:span><text:span text:style-name="a1137" text:class-names="">materias</text:span><text:span text:style-name="a1138" text:class-names=""><text:s text:c="1"/></text:span><text:span text:style-name="a1139" text:class-names="">primas</text:span><text:span text:style-name="a1140" text:class-names=""><text:s text:c="1"/>y<text:s text:c="1"/></text:span><text:span text:style-name="a1141" text:class-names="">gestiona</text:span><text:span text:style-name="a1142" text:class-names=""><text:s text:c="1"/>la<text:s text:c="1"/></text:span><text:span text:style-name="a1143" text:class-names="">relación</text:span><text:span text:style-name="a1144" text:class-names=""><text:s text:c="1"/>con<text:s text:c="1"/></text:span><text:span text:style-name="a1145" text:class-names="">proveedores</text:span><text:span text:style-name="a1146" text:class-names="">.</text:span><text:span text:style-name="a1147" text:class-names=""/></text:p>
              </text:list-item>
            </text:list>
          </draw:text-box>
          <svg:title/>
          <svg:desc/>
        </draw:frame>
      </draw:page>
      <draw:page draw:name="Slide18" draw:style-name="a1151" draw:master-page-name="Master1-Layout2-obj-Title-and-Content" presentation:presentation-page-layout-name="Master1-PPL2" draw:id="Slide-273">
        <draw:frame draw:id="id118" presentation:style-name="a1156" draw:name="Title 1" svg:x="1.73634in" svg:y="0.49799in" svg:width="10.37477in" svg:height="1.69556in" presentation:class="title" presentation:placeholder="false">
          <draw:text-box>
            <text:p text:style-name="a1155" text:class-names="" text:cond-style-name=""><text:span text:style-name="a1152" text:class-names="">Recursos</text:span><text:span text:style-name="a1153" text:class-names=""><text:s text:c="1"/>Humanos y Ventas</text:span><text:span text:style-name="a1154" text:class-names=""/></text:p>
          </draw:text-box>
          <svg:title/>
          <svg:desc/>
        </draw:frame>
        <draw:frame draw:id="id119" presentation:style-name="a1190" draw:name="Content Placeholder 2" svg:x="1.73634in" svg:y="2.36222in" svg:width="10.37477in" svg:height="4.29369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57" text:class-names="">Recursos</text:span><text:span text:style-name="a1158" text:class-names=""><text:s text:c="1"/>Humanos</text:span><text:span text:style-name="a1159" text:class-names="">:<text:s text:c="1"/></text:span><text:span text:style-name="a1160" text:class-names="">Gestiona</text:span><text:span text:style-name="a1161" text:class-names=""><text:s text:c="1"/>la<text:s text:c="1"/></text:span><text:span text:style-name="a1162" text:class-names="">información</text:span><text:span text:style-name="a1163" text:class-names=""><text:s text:c="1"/>del personal,<text:s text:c="1"/></text:span><text:span text:style-name="a1164" text:class-names="">incluyendo</text:span><text:span text:style-name="a1165" text:class-names=""><text:s text:c="1"/>la<text:s text:c="1"/></text:span><text:span text:style-name="a1166" text:class-names="">contratación</text:span><text:span text:style-name="a1167" text:class-names="">,<text:s text:c="1"/></text:span><text:span text:style-name="a1168" text:class-names="">nóminas</text:span><text:span text:style-name="a1169" text:class-names=""><text:s text:c="1"/>y<text:s text:c="1"/></text:span><text:span text:style-name="a1170" text:class-names="">asistencia</text:span><text:span text:style-name="a1171" text:class-names="">.</text:span><text:span text:style-name="a1172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75" text:class-names="">Ventas y Distribución</text:span><text:span text:style-name="a1176" text:class-names="">:<text:s text:c="1"/></text:span><text:span text:style-name="a1177" text:class-names="">Gestiona</text:span><text:span text:style-name="a1178" text:class-names=""><text:s text:c="1"/></text:span><text:span text:style-name="a1179" text:class-names="">pedidos</text:span><text:span text:style-name="a1180" text:class-names="">,<text:s text:c="1"/></text:span><text:span text:style-name="a1181" text:class-names="">facturación</text:span><text:span text:style-name="a1182" text:class-names=""><text:s text:c="1"/>y<text:s text:c="1"/></text:span><text:span text:style-name="a1183" text:class-names="">distribución</text:span><text:span text:style-name="a1184" text:class-names=""><text:s text:c="1"/>de<text:s text:c="1"/></text:span><text:span text:style-name="a1185" text:class-names="">productos</text:span><text:span text:style-name="a1186" text:class-names="">.</text:span><text:span text:style-name="a1187" text:class-names=""/></text:p>
              </text:list-item>
            </text:list>
          </draw:text-box>
          <svg:title/>
          <svg:desc/>
        </draw:frame>
      </draw:page>
      <draw:page draw:name="Slide19" draw:style-name="a1191" draw:master-page-name="Master1-Layout2-obj-Title-and-Content" presentation:presentation-page-layout-name="Master1-PPL2" draw:id="Slide-274">
        <draw:frame draw:id="id120" presentation:style-name="a1197" draw:name="Title 1" svg:x="1.73634in" svg:y="0.49799in" svg:width="10.37477in" svg:height="1.69556in" presentation:class="title" presentation:placeholder="false">
          <draw:text-box>
            <text:p text:style-name="a1196" text:class-names="" text:cond-style-name=""><text:span text:style-name="a1192" text:class-names="">Marketing y<text:s text:c="1"/></text:span><text:span text:style-name="a1193" text:class-names="">Gestión</text:span><text:span text:style-name="a1194" text:class-names=""><text:s text:c="1"/>de Materiales</text:span><text:span text:style-name="a1195" text:class-names=""/></text:p>
          </draw:text-box>
          <svg:title/>
          <svg:desc/>
        </draw:frame>
        <draw:frame draw:id="id121" presentation:style-name="a1247" draw:name="Content Placeholder 2" svg:x="1.73634in" svg:y="2.36222in" svg:width="10.37477in" svg:height="4.29369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198" text:class-names="">Marketing</text:span><text:span text:style-name="a1199" text:class-names="">: Analiza,<text:s text:c="1"/></text:span><text:span text:style-name="a1200" text:class-names="">planifica</text:span><text:span text:style-name="a1201" text:class-names=""><text:s text:c="1"/>y<text:s text:c="1"/></text:span><text:span text:style-name="a1202" text:class-names="">ejecuta</text:span><text:span text:style-name="a1203" text:class-names=""><text:s text:c="1"/></text:span><text:span text:style-name="a1204" text:class-names="">estrategias</text:span><text:span text:style-name="a1205" text:class-names=""><text:s text:c="1"/>de marketing,<text:s text:c="1"/></text:span><text:span text:style-name="a1206" text:class-names="">incluyendo</text:span><text:span text:style-name="a1207" text:class-names=""><text:s text:c="1"/></text:span><text:span text:style-name="a1208" text:class-names="">campañas</text:span><text:span text:style-name="a1209" text:class-names=""><text:s text:c="1"/></text:span><text:span text:style-name="a1210" text:class-names="">por</text:span><text:span text:style-name="a1211" text:class-names=""><text:s text:c="1"/></text:span><text:span text:style-name="a1212" text:class-names="">correo</text:span><text:span text:style-name="a1213" text:class-names=""><text:s text:c="1"/></text:span><text:span text:style-name="a1214" text:class-names="">electrónico</text:span><text:span text:style-name="a1215" text:class-names=""><text:s text:c="1"/>y<text:s text:c="1"/></text:span><text:span text:style-name="a1216" text:class-names="">análisis</text:span><text:span text:style-name="a1217" text:class-names=""><text:s text:c="1"/>de<text:s text:c="1"/></text:span><text:span text:style-name="a1218" text:class-names="">clientes</text:span><text:span text:style-name="a1219" text:class-names=""><text:s text:c="1"/>(</text:span><text:span text:style-name="a1220" text:class-names="">Módulo</text:span><text:span text:style-name="a1221" text:class-names=""><text:s text:c="1"/>1_Sistema de inf…).</text:span><text:span text:style-name="a1222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25" text:class-names="">Gestión</text:span><text:span text:style-name="a1226" text:class-names=""><text:s text:c="1"/>de Materiales</text:span><text:span text:style-name="a1227" text:class-names="">:<text:s text:c="1"/></text:span><text:span text:style-name="a1228" text:class-names="">Monitorea</text:span><text:span text:style-name="a1229" text:class-names=""><text:s text:c="1"/></text:span><text:span text:style-name="a1230" text:class-names="">el</text:span><text:span text:style-name="a1231" text:class-names=""><text:s text:c="1"/></text:span><text:span text:style-name="a1232" text:class-names="">inventario</text:span><text:span text:style-name="a1233" text:class-names="">,<text:s text:c="1"/></text:span><text:span text:style-name="a1234" text:class-names="">planifica</text:span><text:span text:style-name="a1235" text:class-names=""><text:s text:c="1"/>la<text:s text:c="1"/></text:span><text:span text:style-name="a1236" text:class-names="">compra</text:span><text:span text:style-name="a1237" text:class-names=""><text:s text:c="1"/>de<text:s text:c="1"/></text:span><text:span text:style-name="a1238" text:class-names="">materiales</text:span><text:span text:style-name="a1239" text:class-names=""><text:s text:c="1"/>y reduce<text:s text:c="1"/></text:span><text:span text:style-name="a1240" text:class-names="">costos</text:span><text:span text:style-name="a1241" text:class-names=""><text:s text:c="1"/>de<text:s text:c="1"/></text:span><text:span text:style-name="a1242" text:class-names="">almacenamiento</text:span><text:span text:style-name="a1243" text:class-names="">.</text:span><text:span text:style-name="a1244" text:class-names=""/></text:p>
              </text:list-item>
            </text:list>
          </draw:text-box>
          <svg:title/>
          <svg:desc/>
        </draw:frame>
      </draw:page>
      <draw:page draw:name="Slide20" draw:style-name="a1248" draw:master-page-name="Master1-Layout2-obj-Title-and-Content" presentation:presentation-page-layout-name="Master1-PPL2" draw:id="Slide-275">
        <draw:frame draw:id="id122" presentation:style-name="a1257" draw:name="Title 1" svg:x="1.93872in" svg:y="2.5099in" svg:width="10.37477in" svg:height="2.48127in" presentation:class="title" presentation:placeholder="false">
          <draw:text-box>
            <text:p text:style-name="a1256" text:class-names="" text:cond-style-name=""><text:span text:style-name="a1249" text:class-names="">Sección</text:span><text:span text:style-name="a1250" text:class-names=""><text:s text:c="1"/></text:span><text:span text:style-name="a1251" text:class-names="">5</text:span><text:span text:style-name="a1252" text:class-names="">:<text:s text:c="1"/></text:span><text:span text:style-name="a1253" text:class-names="">Ciclo de Vida</text:span><text:span text:style-name="a1254" text:class-names=""><text:s text:c="1"/>del ERP</text:span><text:span text:style-name="a1255" text:class-names=""/></text:p>
          </draw:text-box>
          <svg:title/>
          <svg:desc/>
        </draw:frame>
      </draw:page>
      <draw:page draw:name="Slide21" draw:style-name="a1258" draw:master-page-name="Master1-Layout2-obj-Title-and-Content" presentation:presentation-page-layout-name="Master1-PPL2" draw:id="Slide-276">
        <draw:frame draw:id="id123" presentation:style-name="a1263" draw:name="Title 1" svg:x="1.73634in" svg:y="0.49799in" svg:width="10.37477in" svg:height="1.69556in" presentation:class="title" presentation:placeholder="false">
          <draw:text-box>
            <text:p text:style-name="a1262" text:class-names="" text:cond-style-name=""><text:span text:style-name="a1259" text:class-names="">Fases</text:span><text:span text:style-name="a1260" text:class-names=""><text:s text:c="1"/>del Ciclo de Vida del ERP</text:span><text:span text:style-name="a1261" text:class-names=""/></text:p>
          </draw:text-box>
          <svg:title/>
          <svg:desc/>
        </draw:frame>
        <draw:frame draw:id="id124" presentation:style-name="a1306" draw:name="Content Placeholder 2" svg:x="1.73634in" svg:y="2.36222in" svg:width="10.37477in" svg:height="4.29369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64" text:class-names="">Adopción</text:span><text:span text:style-name="a1265" text:class-names="">:<text:s text:c="1"/></text:span><text:span text:style-name="a1266" text:class-names="">Identificación</text:span><text:span text:style-name="a1267" text:class-names=""><text:s text:c="1"/>de<text:s text:c="1"/></text:span><text:span text:style-name="a1268" text:class-names="">necesidades</text:span><text:span text:style-name="a1269" text:class-names="">.</text:span><text:span text:style-name="a1270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73" text:class-names="">Selección</text:span><text:span text:style-name="a1274" text:class-names="">:<text:s text:c="1"/></text:span><text:span text:style-name="a1275" text:class-names="">Evaluación</text:span><text:span text:style-name="a1276" text:class-names=""><text:s text:c="1"/>y<text:s text:c="1"/></text:span><text:span text:style-name="a1277" text:class-names="">adquisición</text:span><text:span text:style-name="a1278" text:class-names=""><text:s text:c="1"/>del<text:s text:c="1"/></text:span><text:span text:style-name="a1279" text:class-names="">sistema</text:span><text:span text:style-name="a1280" text:class-names="">.</text:span><text:span text:style-name="a1281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84" text:class-names="">Implementación</text:span><text:span text:style-name="a1285" text:class-names="">:<text:s text:c="1"/></text:span><text:span text:style-name="a1286" text:class-names="">Personalización</text:span><text:span text:style-name="a1287" text:class-names=""><text:s text:c="1"/>y<text:s text:c="1"/></text:span><text:span text:style-name="a1288" text:class-names="">parametrización</text:span><text:span text:style-name="a1289" text:class-names="">.</text:span><text:span text:style-name="a129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293" text:class-names="">Puesta</text:span><text:span text:style-name="a1294" text:class-names=""><text:s text:c="1"/></text:span><text:span text:style-name="a1295" text:class-names="">en</text:span><text:span text:style-name="a1296" text:class-names=""><text:s text:c="1"/></text:span><text:span text:style-name="a1297" text:class-names="">marcha</text:span><text:span text:style-name="a1298" text:class-names="">:<text:s text:c="1"/></text:span><text:span text:style-name="a1299" text:class-names="">Finalización</text:span><text:span text:style-name="a1300" text:class-names=""><text:s text:c="1"/>y<text:s text:c="1"/></text:span><text:span text:style-name="a1301" text:class-names="">uso</text:span><text:span text:style-name="a1302" text:class-names=""><text:s text:c="1"/>del ERP.</text:span><text:span text:style-name="a1303" text:class-names=""/></text:p>
              </text:list-item>
            </text:list>
          </draw:text-box>
          <svg:title/>
          <svg:desc/>
        </draw:frame>
      </draw:page>
      <draw:page draw:name="Slide22" draw:style-name="a1307" draw:master-page-name="Master1-Layout2-obj-Title-and-Content" presentation:presentation-page-layout-name="Master1-PPL2" draw:id="Slide-277">
        <draw:frame draw:id="id125" presentation:style-name="a1312" draw:name="Title 1" svg:x="1.73634in" svg:y="0.49799in" svg:width="10.37477in" svg:height="1.69556in" presentation:class="title" presentation:placeholder="false">
          <draw:text-box>
            <text:p text:style-name="a1311" text:class-names="" text:cond-style-name=""><text:span text:style-name="a1308" text:class-names="">Selección</text:span><text:span text:style-name="a1309" text:class-names=""><text:s text:c="1"/>del ERP</text:span><text:span text:style-name="a1310" text:class-names=""/></text:p>
          </draw:text-box>
          <svg:title/>
          <svg:desc/>
        </draw:frame>
        <draw:frame draw:id="id126" presentation:style-name="a1344" draw:name="Content Placeholder 2" svg:x="1.73634in" svg:y="2.36222in" svg:width="10.37477in" svg:height="4.29369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13" text:class-names="">Importancia</text:span><text:span text:style-name="a1314" text:class-names=""><text:s text:c="1"/>de<text:s text:c="1"/></text:span><text:span text:style-name="a1315" text:class-names="">seleccionar</text:span><text:span text:style-name="a1316" text:class-names=""><text:s text:c="1"/></text:span><text:span text:style-name="a1317" text:class-names="">correctamente</text:span><text:span text:style-name="a1318" text:class-names=""><text:s text:c="1"/></text:span><text:span text:style-name="a1319" text:class-names="">el</text:span><text:span text:style-name="a1320" text:class-names=""><text:s text:c="1"/>ERP<text:s text:c="1"/></text:span><text:span text:style-name="a1321" text:class-names="">alineado</text:span><text:span text:style-name="a1322" text:class-names=""><text:s text:c="1"/>con<text:s text:c="1"/></text:span><text:span text:style-name="a1323" text:class-names="">los</text:span><text:span text:style-name="a1324" text:class-names=""><text:s text:c="1"/></text:span><text:span text:style-name="a1325" text:class-names="">procesos</text:span><text:span text:style-name="a1326" text:class-names=""><text:s text:c="1"/>de<text:s text:c="1"/></text:span><text:span text:style-name="a1327" text:class-names="">negocio</text:span><text:span text:style-name="a1328" text:class-names="">.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31" text:class-names="">Se<text:s text:c="1"/></text:span><text:span text:style-name="a1332" text:class-names="">evalúan</text:span><text:span text:style-name="a1333" text:class-names=""><text:s text:c="1"/></text:span><text:span text:style-name="a1334" text:class-names="">criterios</text:span><text:span text:style-name="a1335" text:class-names=""><text:s text:c="1"/></text:span><text:span text:style-name="a1336" text:class-names="">funcionales</text:span><text:span text:style-name="a1337" text:class-names="">,<text:s text:c="1"/></text:span><text:span text:style-name="a1338" text:class-names="">técnicos</text:span><text:span text:style-name="a1339" text:class-names=""><text:s text:c="1"/>y<text:s text:c="1"/></text:span><text:span text:style-name="a1340" text:class-names="">estratégicos</text:span><text:span text:style-name="a1341" text:class-names="">.</text:span></text:p>
              </text:list-item>
            </text:list>
          </draw:text-box>
          <svg:title/>
          <svg:desc/>
        </draw:frame>
      </draw:page>
      <draw:page draw:name="Slide23" draw:style-name="a1345" draw:master-page-name="Master1-Layout2-obj-Title-and-Content" presentation:presentation-page-layout-name="Master1-PPL2" draw:id="Slide-278">
        <draw:frame draw:id="id127" presentation:style-name="a1350" draw:name="Title 1" svg:x="1.73634in" svg:y="0.49799in" svg:width="10.37477in" svg:height="1.69556in" presentation:class="title" presentation:placeholder="false">
          <draw:text-box>
            <text:p text:style-name="a1349" text:class-names="" text:cond-style-name=""><text:span text:style-name="a1346" text:class-names="">Implantación</text:span><text:span text:style-name="a1347" text:class-names=""><text:s text:c="1"/>del ERP</text:span><text:span text:style-name="a1348" text:class-names=""/></text:p>
          </draw:text-box>
          <svg:title/>
          <svg:desc/>
        </draw:frame>
        <draw:frame draw:id="id128" presentation:style-name="a1371" draw:name="Content Placeholder 2" svg:x="1.73634in" svg:y="2.36222in" svg:width="10.37477in" svg:height="4.29369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51" text:class-names="">La<text:s text:c="1"/></text:span><text:span text:style-name="a1352" text:class-names="">implantación</text:span><text:span text:style-name="a1353" text:class-names=""><text:s text:c="1"/></text:span><text:span text:style-name="a1354" text:class-names="">incluye</text:span><text:span text:style-name="a1355" text:class-names=""><text:s text:c="1"/>la<text:s text:c="1"/></text:span><text:span text:style-name="a1356" text:class-names="">reingeniería</text:span><text:span text:style-name="a1357" text:class-names=""><text:s text:c="1"/>de<text:s text:c="1"/></text:span><text:span text:style-name="a1358" text:class-names="">procesos</text:span><text:span text:style-name="a1359" text:class-names=""><text:s text:c="1"/>y la<text:s text:c="1"/></text:span><text:span text:style-name="a1360" text:class-names="">configuración</text:span><text:span text:style-name="a1361" text:class-names=""><text:s text:c="1"/>del software,<text:s text:c="1"/></text:span><text:span text:style-name="a1362" text:class-names="">adaptándolo</text:span><text:span text:style-name="a1363" text:class-names=""><text:s text:c="1"/>a las<text:s text:c="1"/></text:span><text:span text:style-name="a1364" text:class-names="">necesidades</text:span><text:span text:style-name="a1365" text:class-names=""><text:s text:c="1"/>de la<text:s text:c="1"/></text:span><text:span text:style-name="a1366" text:class-names="">organización</text:span><text:span text:style-name="a1367" text:class-names="">.</text:span><text:span text:style-name="a1368" text:class-names=""/></text:p>
              </text:list-item>
            </text:list>
          </draw:text-box>
          <svg:title/>
          <svg:desc/>
        </draw:frame>
      </draw:page>
      <draw:page draw:name="Slide24" draw:style-name="a1372" draw:master-page-name="Master1-Layout2-obj-Title-and-Content" presentation:presentation-page-layout-name="Master1-PPL2" draw:id="Slide-279">
        <draw:frame draw:id="id129" presentation:style-name="a1382" draw:name="Title 1" svg:x="1.93872in" svg:y="2.5099in" svg:width="10.37477in" svg:height="2.48127in" presentation:class="title" presentation:placeholder="false">
          <draw:text-box>
            <text:p text:style-name="a1381" text:class-names="" text:cond-style-name=""><text:span text:style-name="a1373" text:class-names="">Sección</text:span><text:span text:style-name="a1374" text:class-names=""><text:s text:c="1"/></text:span><text:span text:style-name="a1375" text:class-names="">6</text:span><text:span text:style-name="a1376" text:class-names="">:<text:s text:c="1"/></text:span><text:span text:style-name="a1377" text:class-names="">Proveedores</text:span><text:span text:style-name="a1378" text:class-names=""><text:s text:c="1"/></text:span><text:span text:style-name="a1379" text:class-names="">de ERP</text:span><text:span text:style-name="a1380" text:class-names=""/></text:p>
          </draw:text-box>
          <svg:title/>
          <svg:desc/>
        </draw:frame>
      </draw:page>
      <draw:page draw:name="Slide25" draw:style-name="a1383" draw:master-page-name="Master1-Layout2-obj-Title-and-Content" presentation:presentation-page-layout-name="Master1-PPL2" draw:id="Slide-280">
        <draw:frame draw:id="id130" presentation:style-name="a1390" draw:name="Title 1" svg:x="1.73634in" svg:y="0.49799in" svg:width="10.37477in" svg:height="1.69556in" presentation:class="title" presentation:placeholder="false">
          <draw:text-box>
            <text:p text:style-name="a1389" text:class-names="" text:cond-style-name=""><text:span text:style-name="a1384" text:class-names="">Principales</text:span><text:span text:style-name="a1385" text:class-names=""><text:s text:c="1"/></text:span><text:span text:style-name="a1386" text:class-names="">Proveedores</text:span><text:span text:style-name="a1387" text:class-names=""><text:s text:c="1"/>de ERP</text:span><text:span text:style-name="a1388" text:class-names=""/></text:p>
          </draw:text-box>
          <svg:title/>
          <svg:desc/>
        </draw:frame>
        <draw:frame draw:id="id131" presentation:style-name="a1434" draw:name="Content Placeholder 2" svg:x="1.73634in" svg:y="2.36222in" svg:width="10.37477in" svg:height="4.29369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391" text:class-names="">SAP</text:span><text:span text:style-name="a1392" text:class-names="">: Uno de<text:s text:c="1"/></text:span><text:span text:style-name="a1393" text:class-names="">los</text:span><text:span text:style-name="a1394" text:class-names=""><text:s text:c="1"/></text:span><text:span text:style-name="a1395" text:class-names="">principales</text:span><text:span text:style-name="a1396" text:class-names=""><text:s text:c="1"/></text:span><text:span text:style-name="a1397" text:class-names="">proveedores</text:span><text:span text:style-name="a1398" text:class-names=""><text:s text:c="1"/>a<text:s text:c="1"/></text:span><text:span text:style-name="a1399" text:class-names="">nivel</text:span><text:span text:style-name="a1400" text:class-names=""><text:s text:c="1"/></text:span><text:span text:style-name="a1401" text:class-names="">mundial</text:span><text:span text:style-name="a1402" text:class-names="">.</text:span><text:span text:style-name="a1403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06" text:class-names="">Oracle</text:span><text:span text:style-name="a1407" text:class-names="">:<text:s text:c="1"/></text:span><text:span text:style-name="a1408" text:class-names="">Ofrece</text:span><text:span text:style-name="a1409" text:class-names=""><text:s text:c="1"/></text:span><text:span text:style-name="a1410" text:class-names="">soluciones</text:span><text:span text:style-name="a1411" text:class-names=""><text:s text:c="1"/>robustas para<text:s text:c="1"/></text:span><text:span text:style-name="a1412" text:class-names="">diversas</text:span><text:span text:style-name="a1413" text:class-names=""><text:s text:c="1"/></text:span><text:span text:style-name="a1414" text:class-names="">áreas</text:span><text:span text:style-name="a1415" text:class-names=""><text:s text:c="1"/></text:span><text:span text:style-name="a1416" text:class-names="">funcionales</text:span><text:span text:style-name="a1417" text:class-names="">.</text:span><text:span text:style-name="a1418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21" text:class-names="">Microsoft</text:span><text:span text:style-name="a1422" text:class-names="">:<text:s text:c="1"/></text:span><text:span text:style-name="a1423" text:class-names="">Especializado</text:span><text:span text:style-name="a1424" text:class-names=""><text:s text:c="1"/></text:span><text:span text:style-name="a1425" text:class-names="">en</text:span><text:span text:style-name="a1426" text:class-names=""><text:s text:c="1"/></text:span><text:span text:style-name="a1427" text:class-names="">soluciones</text:span><text:span text:style-name="a1428" text:class-names=""><text:s text:c="1"/>ERP para<text:s text:c="1"/></text:span><text:span text:style-name="a1429" text:class-names="">pymes</text:span><text:span text:style-name="a1430" text:class-names="">.</text:span><text:span text:style-name="a1431" text:class-names=""/></text:p>
              </text:list-item>
            </text:list>
          </draw:text-box>
          <svg:title/>
          <svg:desc/>
        </draw:frame>
      </draw:page>
      <draw:page draw:name="Slide26" draw:style-name="a1435" draw:master-page-name="Master1-Layout2-obj-Title-and-Content" presentation:presentation-page-layout-name="Master1-PPL2" draw:id="Slide-281">
        <draw:frame draw:id="id132" presentation:style-name="a1439" draw:name="Title 1" svg:x="1.73634in" svg:y="0.49799in" svg:width="10.37477in" svg:height="1.69556in" presentation:class="title" presentation:placeholder="false">
          <draw:text-box>
            <text:p text:style-name="a1438" text:class-names="" text:cond-style-name=""><text:span text:style-name="a1436" text:class-names="">ERP de Software Libre</text:span><text:span text:style-name="a1437" text:class-names=""/></text:p>
          </draw:text-box>
          <svg:title/>
          <svg:desc/>
        </draw:frame>
        <draw:frame draw:id="id133" presentation:style-name="a1461" draw:name="Content Placeholder 2" svg:x="1.73634in" svg:y="2.36222in" svg:width="10.37477in" svg:height="4.29369in" presentation:class="outline" presentation:placeholder="false">
          <draw:text-box>
            <text:list text:style-name="a1460">
              <text:list-item>
                <text:p text:style-name="a1459" text:class-names="" text:cond-style-name=""><text:span text:style-name="a1440" text:class-names="">Openbravo</text:span><text:span text:style-name="a1441" text:class-names=""><text:s text:c="1"/>y<text:s text:c="1"/></text:span><text:span text:style-name="a1442" text:class-names="">Adempiere</text:span><text:span text:style-name="a1443" text:class-names="">:<text:s text:c="1"/></text:span><text:span text:style-name="a1444" text:class-names="">Ejemplos</text:span><text:span text:style-name="a1445" text:class-names=""><text:s text:c="1"/>de ERPs de software libre que<text:s text:c="1"/></text:span><text:span text:style-name="a1446" text:class-names="">ofrecen</text:span><text:span text:style-name="a1447" text:class-names=""><text:s text:c="1"/></text:span><text:span text:style-name="a1448" text:class-names="">soluciones</text:span><text:span text:style-name="a1449" text:class-names=""><text:s text:c="1"/></text:span><text:span text:style-name="a1450" text:class-names="">accesibles</text:span><text:span text:style-name="a1451" text:class-names=""><text:s text:c="1"/>y<text:s text:c="1"/></text:span><text:span text:style-name="a1452" text:class-names="">personalizables</text:span><text:span text:style-name="a1453" text:class-names=""><text:s text:c="1"/>sin<text:s text:c="1"/></text:span><text:span text:style-name="a1454" text:class-names="">costos</text:span><text:span text:style-name="a1455" text:class-names=""><text:s text:c="1"/>de<text:s text:c="1"/></text:span><text:span text:style-name="a1456" text:class-names="">licencias</text:span><text:span text:style-name="a1457" text:class-names="">.</text:span><text:span text:style-name="a1458" text:class-names=""/></text:p>
              </text:list-item>
            </text:list>
          </draw:text-box>
          <svg:title/>
          <svg:desc/>
        </draw:frame>
      </draw:page>
      <draw:page draw:name="Slide27" draw:style-name="a1462" draw:master-page-name="Master1-Layout2-obj-Title-and-Content" presentation:presentation-page-layout-name="Master1-PPL2" draw:id="Slide-282">
        <draw:frame draw:id="id134" presentation:style-name="a1472" draw:name="Title 1" svg:x="1.93872in" svg:y="2.5099in" svg:width="10.37477in" svg:height="2.48127in" presentation:class="title" presentation:placeholder="false">
          <draw:text-box>
            <text:p text:style-name="a1471" text:class-names="" text:cond-style-name=""><text:span text:style-name="a1463" text:class-names="">Sección</text:span><text:span text:style-name="a1464" text:class-names=""><text:s text:c="1"/></text:span><text:span text:style-name="a1465" text:class-names="">7</text:span><text:span text:style-name="a1466" text:class-names="">:<text:s text:c="1"/></text:span><text:span text:style-name="a1467" text:class-names="">Resumen</text:span><text:span text:style-name="a1468" text:class-names=""><text:s text:c="1"/>y<text:s text:c="1"/></text:span><text:span text:style-name="a1469" text:class-names="">Tendencias</text:span><text:span text:style-name="a1470" text:class-names=""/></text:p>
          </draw:text-box>
          <svg:title/>
          <svg:desc/>
        </draw:frame>
      </draw:page>
      <draw:page draw:name="Slide28" draw:style-name="a1473" draw:master-page-name="Master1-Layout2-obj-Title-and-Content" presentation:presentation-page-layout-name="Master1-PPL2" draw:id="Slide-283">
        <draw:frame draw:id="id135" presentation:style-name="a1478" draw:name="Title 1" svg:x="1.73634in" svg:y="0.49799in" svg:width="10.37477in" svg:height="1.69556in" presentation:class="title" presentation:placeholder="false">
          <draw:text-box>
            <text:p text:style-name="a1477" text:class-names="" text:cond-style-name=""><text:span text:style-name="a1474" text:class-names="">Resumen</text:span><text:span text:style-name="a1475" text:class-names=""><text:s text:c="1"/>del ERP</text:span><text:span text:style-name="a1476" text:class-names=""/></text:p>
          </draw:text-box>
          <svg:title/>
          <svg:desc/>
        </draw:frame>
        <draw:frame draw:id="id136" presentation:style-name="a1508" draw:name="Content Placeholder 2" svg:x="1.73634in" svg:y="2.36222in" svg:width="10.37477in" svg:height="4.29369in" presentation:class="outline" presentation:placeholder="false">
          <draw:text-box>
            <text:list text:style-name="a1491">
              <text:list-item>
                <text:p text:style-name="a1490" text:class-names="" text:cond-style-name=""><text:span text:style-name="a1479" text:class-names="">Ventajas</text:span><text:span text:style-name="a1480" text:class-names="">:<text:s text:c="1"/></text:span><text:span text:style-name="a1481" text:class-names="">integración</text:span><text:span text:style-name="a1482" text:class-names="">,<text:s text:c="1"/></text:span><text:span text:style-name="a1483" text:class-names="">eficiencia</text:span><text:span text:style-name="a1484" text:class-names=""><text:s text:c="1"/>y<text:s text:c="1"/></text:span><text:span text:style-name="a1485" text:class-names="">reducción</text:span><text:span text:style-name="a1486" text:class-names=""><text:s text:c="1"/>de<text:s text:c="1"/></text:span><text:span text:style-name="a1487" text:class-names="">costos</text:span><text:span text:style-name="a1488" text:class-names="">.</text:span><text:span text:style-name="a1489" text:class-names=""/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495" text:class-names="">Desafíos</text:span><text:span text:style-name="a1496" text:class-names="">:<text:s text:c="1"/></text:span><text:span text:style-name="a1497" text:class-names="">complejidad</text:span><text:span text:style-name="a1498" text:class-names=""><text:s text:c="1"/></text:span><text:span text:style-name="a1499" text:class-names="">en</text:span><text:span text:style-name="a1500" text:class-names=""><text:s text:c="1"/>la<text:s text:c="1"/></text:span><text:span text:style-name="a1501" text:class-names="">implementación</text:span><text:span text:style-name="a1502" text:class-names=""><text:s text:c="1"/>y altos<text:s text:c="1"/></text:span><text:span text:style-name="a1503" text:class-names="">costos</text:span><text:span text:style-name="a1504" text:class-names="">.</text:span><text:span text:style-name="a1505" text:class-names=""/></text:p>
              </text:list-item>
            </text:list>
          </draw:text-box>
          <svg:title/>
          <svg:desc/>
        </draw:frame>
      </draw:page>
      <draw:page draw:name="Slide29" draw:style-name="a1509" draw:master-page-name="Master1-Layout2-obj-Title-and-Content" presentation:presentation-page-layout-name="Master1-PPL2" draw:id="Slide-284">
        <draw:frame draw:id="id137" presentation:style-name="a1516" draw:name="Title 1" svg:x="1.73634in" svg:y="0.49799in" svg:width="10.37477in" svg:height="1.69556in" presentation:class="title" presentation:placeholder="false">
          <draw:text-box>
            <text:p text:style-name="a1515" text:class-names="" text:cond-style-name=""><text:span text:style-name="a1510" text:class-names="">Tendencias</text:span><text:span text:style-name="a1511" text:class-names=""><text:s text:c="1"/></text:span><text:span text:style-name="a1512" text:class-names="">Futuras</text:span><text:span text:style-name="a1513" text:class-names=""><text:s text:c="1"/>del ERP</text:span><text:span text:style-name="a1514" text:class-names=""/></text:p>
          </draw:text-box>
          <svg:title/>
          <svg:desc/>
        </draw:frame>
        <draw:frame draw:id="id138" presentation:style-name="a1548" draw:name="Content Placeholder 2" svg:x="1.73634in" svg:y="2.36222in" svg:width="10.37477in" svg:height="4.29369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17" text:class-names="">Evolución</text:span><text:span text:style-name="a1518" text:class-names=""><text:s text:c="1"/></text:span><text:span text:style-name="a1519" text:class-names="">hacia</text:span><text:span text:style-name="a1520" text:class-names=""><text:s text:c="1"/>la<text:s text:c="1"/></text:span><text:span text:style-name="a1521" text:class-names="">nube</text:span><text:span text:style-name="a1522" text:class-names=""><text:s text:c="1"/>(SaaS) y<text:s text:c="1"/></text:span><text:span text:style-name="a1523" text:class-names="">soluciones</text:span><text:span text:style-name="a1524" text:class-names=""><text:s text:c="1"/></text:span><text:span text:style-name="a1525" text:class-names="">móviles</text:span><text:span text:style-name="a1526" text:class-names=""><text:s text:c="1"/>(m-commerce).</text:span><text:span text:style-name="a1527" text:class-names=""/></text:p>
              </text:list-item>
            </text:list>
            <text:list text:style-name="a1547">
              <text:list-item>
                <text:p text:style-name="a1546" text:class-names="" text:cond-style-name=""><text:span text:style-name="a1530" text:class-names="">Mayor<text:s text:c="1"/></text:span><text:span text:style-name="a1531" text:class-names="">uso</text:span><text:span text:style-name="a1532" text:class-names=""><text:s text:c="1"/>de<text:s text:c="1"/></text:span><text:span text:style-name="a1533" text:class-names="">tecnologías</text:span><text:span text:style-name="a1534" text:class-names=""><text:s text:c="1"/></text:span><text:span text:style-name="a1535" text:class-names="">como</text:span><text:span text:style-name="a1536" text:class-names=""><text:s text:c="1"/></text:span><text:span text:style-name="a1537" text:class-names="">inteligencia</text:span><text:span text:style-name="a1538" text:class-names=""><text:s text:c="1"/>artificial y Big Data para<text:s text:c="1"/></text:span><text:span text:style-name="a1539" text:class-names="">mejorar</text:span><text:span text:style-name="a1540" text:class-names=""><text:s text:c="1"/>la<text:s text:c="1"/></text:span><text:span text:style-name="a1541" text:class-names="">toma</text:span><text:span text:style-name="a1542" text:class-names=""><text:s text:c="1"/>de<text:s text:c="1"/></text:span><text:span text:style-name="a1543" text:class-names="">decisiones</text:span><text:span text:style-name="a1544" text:class-names="">.</text:span><text:span text:style-name="a1545" text:class-names=""/></text:p>
              </text:list-item>
            </text:list>
          </draw:text-box>
          <svg:title/>
          <svg:desc/>
        </draw:frame>
      </draw:page>
      <draw:page draw:name="Slide30" draw:style-name="a1549" draw:master-page-name="Master1-Layout2-obj-Title-and-Content" presentation:presentation-page-layout-name="Master1-PPL2" draw:id="Slide-285">
        <draw:frame draw:id="id139" presentation:style-name="a1553" draw:name="Title 1" svg:x="1.73634in" svg:y="0.49799in" svg:width="10.37477in" svg:height="1.69556in" presentation:class="title" presentation:placeholder="false">
          <draw:text-box>
            <text:p text:style-name="a1552" text:class-names="" text:cond-style-name=""><text:span text:style-name="a1550" text:class-names="">Conclusión</text:span><text:span text:style-name="a1551" text:class-names=""/></text:p>
          </draw:text-box>
          <svg:title/>
          <svg:desc/>
        </draw:frame>
        <draw:frame draw:id="id140" presentation:style-name="a1582" draw:name="Content Placeholder 2" svg:x="1.73634in" svg:y="2.36222in" svg:width="10.37477in" svg:height="4.29369in" presentation:class="outline" presentation:placeholder="false">
          <draw:text-box>
            <text:list text:style-name="a1581">
              <text:list-item>
                <text:p text:style-name="a1580" text:class-names="" text:cond-style-name=""><text:span text:style-name="a1554" text:class-names="">El ERP es<text:s text:c="1"/></text:span><text:span text:style-name="a1555" text:class-names="">una</text:span><text:span text:style-name="a1556" text:class-names=""><text:s text:c="1"/></text:span><text:span text:style-name="a1557" text:class-names="">herramienta</text:span><text:span text:style-name="a1558" text:class-names=""><text:s text:c="1"/>clave para<text:s text:c="1"/></text:span><text:span text:style-name="a1559" text:class-names="">mejorar</text:span><text:span text:style-name="a1560" text:class-names=""><text:s text:c="1"/>la<text:s text:c="1"/></text:span><text:span text:style-name="a1561" text:class-names="">eficiencia</text:span><text:span text:style-name="a1562" text:class-names="">,<text:s text:c="1"/></text:span><text:span text:style-name="a1563" text:class-names="">tomar</text:span><text:span text:style-name="a1564" text:class-names=""><text:s text:c="1"/></text:span><text:span text:style-name="a1565" text:class-names="">mejores</text:span><text:span text:style-name="a1566" text:class-names=""><text:s text:c="1"/></text:span><text:span text:style-name="a1567" text:class-names="">decisiones</text:span><text:span text:style-name="a1568" text:class-names=""><text:s text:c="1"/>y<text:s text:c="1"/></text:span><text:span text:style-name="a1569" text:class-names="">gestionar</text:span><text:span text:style-name="a1570" text:class-names=""><text:s text:c="1"/></text:span><text:span text:style-name="a1571" text:class-names="">mejor</text:span><text:span text:style-name="a1572" text:class-names=""><text:s text:c="1"/></text:span><text:span text:style-name="a1573" text:class-names="">los</text:span><text:span text:style-name="a1574" text:class-names=""><text:s text:c="1"/></text:span><text:span text:style-name="a1575" text:class-names="">recursos</text:span><text:span text:style-name="a1576" text:class-names=""><text:s text:c="1"/></text:span><text:span text:style-name="a1577" text:class-names="">empresariales</text:span><text:span text:style-name="a1578" text:class-names="">.</text:span><text:span text:style-name="a15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3.52269in" svg:y="1.36389in" svg:width="8.63053in" svg:height="3.77389in"/>
      <presentation:placeholder presentation:object="subtitle" svg:x="3.52269in" svg:y="5.26917in" svg:width="8.63053in" svg:height="1.38778in"/>
      <presentation:placeholder presentation:object="date-time" svg:x="8.76928in" svg:y="6.88194in" svg:width="3.38394in" svg:height="0.39931in"/>
      <presentation:placeholder presentation:object="footer" svg:x="3.52269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2" style:display-name="Title and Content">
      <presentation:placeholder presentation:object="title" svg:x="1.73634in" svg:y="0.49799in" svg:width="10.37477in" svg:height="1.69556in"/>
      <presentation:placeholder presentation:object="object" svg:x="1.73634in" svg:y="2.36222in" svg:width="10.37477in" svg:height="4.29369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3" style:display-name="Section Header">
      <presentation:placeholder presentation:object="title" svg:x="3.52269in" svg:y="1.36885in" svg:width="8.63053in" svg:height="3.18754in"/>
      <presentation:placeholder presentation:object="outline" svg:x="3.52269in" svg:y="5.26917in" svg:width="8.63053in" svg:height="1.39056in"/>
      <presentation:placeholder presentation:object="date-time" svg:x="8.76928in" svg:y="6.88194in" svg:width="3.38394in" svg:height="0.39931in"/>
      <presentation:placeholder presentation:object="footer" svg:x="3.52269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4" style:display-name="Two Content">
      <presentation:placeholder presentation:object="title" svg:x="1.73634in" svg:y="0.49799in" svg:width="10.37477in" svg:height="1.69556in"/>
      <presentation:placeholder presentation:object="object" svg:x="1.73634in" svg:y="2.36222in" svg:width="4.83972in" svg:height="4.29472in"/>
      <presentation:placeholder presentation:object="object" svg:x="7.27139in" svg:y="2.36222in" svg:width="4.83972in" svg:height="4.29472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5" style:display-name="Comparison">
      <presentation:placeholder presentation:object="title" svg:x="1.74in" svg:y="0.5in" svg:width="10.41323in" svg:height="1.7in"/>
      <presentation:placeholder presentation:object="outline" svg:x="1.74in" svg:y="2.36777in" svg:width="4.84in" svg:height="0.90104in"/>
      <presentation:placeholder presentation:object="object" svg:x="1.74in" svg:y="3.26881in" svg:width="4.84in" svg:height="3.38814in"/>
      <presentation:placeholder presentation:object="outline" svg:x="7.31323in" svg:y="2.36777in" svg:width="4.84in" svg:height="0.90104in"/>
      <presentation:placeholder presentation:object="object" svg:x="7.31323in" svg:y="3.26881in" svg:width="4.84in" svg:height="3.38814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6" style:display-name="Title Only">
      <presentation:placeholder presentation:object="title" svg:x="1.73634in" svg:y="0.49799in" svg:width="10.37477in" svg:height="1.69556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7" style:display-name="Blank"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8" style:display-name="Content with Caption">
      <presentation:placeholder presentation:object="title" svg:x="1.73634in" svg:y="0.49799in" svg:width="4.42196in" svg:height="1.73284in"/>
      <presentation:placeholder presentation:object="object" svg:x="6.8583in" svg:y="0.61806in" svg:width="5.86in" svg:height="6.03889in"/>
      <presentation:placeholder presentation:object="outline" svg:x="1.73634in" svg:y="2.23083in" svg:width="4.42196in" svg:height="4.18757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9" style:display-name="Picture with Caption">
      <presentation:placeholder presentation:object="title" svg:x="1.73634in" svg:y="0.49799in" svg:width="4.42196in" svg:height="1.73284in"/>
      <presentation:placeholder presentation:object="graphic" svg:x="6.8583in" svg:y="0.61806in" svg:width="5.85696in" svg:height="6.03967in"/>
      <presentation:placeholder presentation:object="outline" svg:x="1.73634in" svg:y="2.23083in" svg:width="4.42196in" svg:height="4.18757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10" style:display-name="Title and Vertical Text">
      <presentation:placeholder presentation:object="title" svg:x="1.73634in" svg:y="0.49799in" svg:width="10.41689in" svg:height="1.69556in"/>
      <presentation:placeholder presentation:object="outline" svg:x="1.73634in" svg:y="2.36222in" svg:width="10.41689in" svg:height="4.29369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11" style:display-name="Vertical Title and Text">
      <presentation:placeholder presentation:object="title" svg:x="9.67452in" svg:y="0.61805in" svg:width="2.47871in" svg:height="6.13715in"/>
      <presentation:placeholder presentation:object="outline" svg:x="1.73634in" svg:y="0.61805in" svg:width="7.75255in" svg:height="6.13715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default-style style:family="graphic">
      <style:graphic-properties draw:fill="solid" draw:fill-color="#0ba5e8" draw:opacity="100%" draw:stroke="solid" svg:stroke-width="0.01389in" svg:stroke-color="#024362" svg:stroke-opacity="100%" draw:stroke-linejoin="miter" svg:stroke-linecap="butt"/>
    </style:default-style>
    <draw:gradient draw:name="a371" draw:style="radial" draw:cx="100%" draw:cy="0%" draw:start-color="#5066e1" draw:end-color="#0ba5e8" draw:start-intensity="60%" draw:end-intensity="50%"/>
    <draw:gradient draw:name="a336" draw:style="radial" draw:cx="100%" draw:cy="0%" draw:start-color="#5066e1" draw:end-color="#0ba5e8" draw:start-intensity="60%" draw:end-intensity="50%"/>
    <draw:gradient draw:name="a181" draw:style="radial" draw:cx="100%" draw:cy="0%" draw:start-color="#5066e1" draw:end-color="#0ba5e8" draw:start-intensity="60%" draw:end-intensity="50%"/>
    <draw:gradient draw:name="a409" draw:style="radial" draw:cx="100%" draw:cy="0%" draw:start-color="#5066e1" draw:end-color="#0ba5e8" draw:start-intensity="60%" draw:end-intensity="50%"/>
    <draw:gradient draw:name="a251" draw:style="radial" draw:cx="100%" draw:cy="0%" draw:start-color="#5066e1" draw:end-color="#0ba5e8" draw:start-intensity="60%" draw:end-intensity="50%"/>
    <draw:gradient draw:name="a185" draw:style="radial" draw:cx="100%" draw:cy="0%" draw:start-color="#5066e1" draw:end-color="#0ba5e8" draw:start-intensity="60%" draw:end-intensity="50%"/>
    <draw:gradient draw:name="a449" draw:style="radial" draw:cx="100%" draw:cy="0%" draw:start-color="#5066e1" draw:end-color="#0ba5e8" draw:start-intensity="60%" draw:end-intensity="50%"/>
    <draw:gradient draw:name="a292" draw:style="radial" draw:cx="100%" draw:cy="0%" draw:start-color="#5066e1" draw:end-color="#0ba5e8" draw:start-intensity="60%" draw:end-intensity="50%"/>
    <draw:gradient draw:name="a296" draw:style="radial" draw:cx="100%" draw:cy="0%" draw:start-color="#5066e1" draw:end-color="#0ba5e8" draw:start-intensity="60%" draw:end-intensity="50%"/>
    <draw:gradient draw:name="a471" draw:style="radial" draw:cx="100%" draw:cy="0%" draw:start-color="#5066e1" draw:end-color="#0ba5e8" draw:start-intensity="60%" draw:end-intensity="50%"/>
    <draw:gradient draw:name="a367" draw:style="radial" draw:cx="100%" draw:cy="0%" draw:start-color="#5066e1" draw:end-color="#0ba5e8" draw:start-intensity="60%" draw:end-intensity="50%"/>
    <draw:gradient draw:name="a95" draw:style="radial" draw:cx="100%" draw:cy="0%" draw:start-color="#5066e1" draw:end-color="#0ba5e8" draw:start-intensity="60%" draw:end-intensity="50%"/>
    <draw:gradient draw:name="a99" draw:style="radial" draw:cx="100%" draw:cy="0%" draw:start-color="#5066e1" draw:end-color="#0ba5e8" draw:start-intensity="60%" draw:end-intensity="50%"/>
    <draw:gradient draw:name="a247" draw:style="radial" draw:cx="100%" draw:cy="0%" draw:start-color="#5066e1" draw:end-color="#0ba5e8" draw:start-intensity="60%" draw:end-intensity="50%"/>
    <draw:gradient draw:name="a43" draw:style="radial" draw:cx="100%" draw:cy="0%" draw:start-color="#5066e1" draw:end-color="#0ba5e8" draw:start-intensity="60%" draw:end-intensity="50%"/>
    <draw:gradient draw:name="a124" draw:style="radial" draw:cx="100%" draw:cy="0%" draw:start-color="#5066e1" draw:end-color="#0ba5e8" draw:start-intensity="60%" draw:end-intensity="50%"/>
    <draw:gradient draw:name="a47" draw:style="radial" draw:cx="100%" draw:cy="0%" draw:start-color="#5066e1" draw:end-color="#0ba5e8" draw:start-intensity="60%" draw:end-intensity="50%"/>
    <draw:gradient draw:name="a340" draw:style="radial" draw:cx="100%" draw:cy="0%" draw:start-color="#5066e1" draw:end-color="#0ba5e8" draw:start-intensity="60%" draw:end-intensity="50%"/>
    <draw:gradient draw:name="a128" draw:style="radial" draw:cx="100%" draw:cy="0%" draw:start-color="#5066e1" draw:end-color="#0ba5e8" draw:start-intensity="60%" draw:end-intensity="50%"/>
    <draw:gradient draw:name="a271" draw:style="radial" draw:cx="100%" draw:cy="0%" draw:start-color="#5066e1" draw:end-color="#0ba5e8" draw:start-intensity="60%" draw:end-intensity="50%"/>
    <draw:gradient draw:name="a467" draw:style="radial" draw:cx="100%" draw:cy="0%" draw:start-color="#5066e1" draw:end-color="#0ba5e8" draw:start-intensity="60%" draw:end-intensity="50%"/>
    <draw:gradient draw:name="a275" draw:style="radial" draw:cx="100%" draw:cy="0%" draw:start-color="#5066e1" draw:end-color="#0ba5e8" draw:start-intensity="60%" draw:end-intensity="50%"/>
    <draw:gradient draw:name="a413" draw:style="radial" draw:cx="100%" draw:cy="0%" draw:start-color="#5066e1" draw:end-color="#0ba5e8" draw:start-intensity="60%" draw:end-intensity="50%"/>
    <draw:gradient draw:name="a453" draw:style="radial" draw:cx="100%" draw:cy="0%" draw:start-color="#5066e1" draw:end-color="#0ba5e8" draw:start-intensity="60%" draw:end-intensity="5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0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9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3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7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7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1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1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5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1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5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2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6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9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3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0ba5e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ba5e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ba5e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ba5e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ba5e8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rweaveVTI" style:page-layout-name="pageLayout1" draw:style-name="a0">
      <draw:frame draw:id="id0" presentation:style-name="a3" draw:name="Title Placeholder 1" svg:x="1.73634in" svg:y="0.49799in" svg:width="10.37477in" svg:height="1.6955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73634in" svg:y="2.36222in" svg:width="10.37477in" svg:height="4.2936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76928in" svg:y="6.88194in" svg:width="3.38394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14/2024</text:date></text:span><text:span text:style-name="a22" text:class-names=""/></text:p>
        </draw:text-box>
        <svg:title/>
        <svg:desc/>
      </draw:frame>
      <draw:frame draw:id="id3" presentation:style-name="a27" draw:name="Footer Placeholder 4" svg:x="1.73634in" svg:y="6.88194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2.19332in" svg:y="6.88194in" svg:width="0.89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3.52269in" svg:y="1.36389in" svg:width="8.63053in" svg:height="3.77389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3.52269in" svg:y="5.26917in" svg:width="8.63053in" svg:height="1.38778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custom-shape svg:x="0in" svg:y="1.50426in" svg:width="3.03007in" svg:height="5.99574in" draw:id="id7" draw:style-name="a44" draw:name="Rectangle 8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.50215in" svg:height="7.5in" draw:id="id8" draw:style-name="a48" draw:name="Rectangle 9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3" draw:name="Date Placeholder 6" svg:x="8.76928in" svg:y="6.88194in" svg:width="3.38394in" svg:height="0.39931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10/14/2024</text:date></text:span><text:span text:style-name="a51" text:class-names=""/></text:p>
        </draw:text-box>
        <svg:title/>
        <svg:desc/>
      </draw:frame>
      <draw:frame draw:id="id10" presentation:style-name="a56" draw:name="Footer Placeholder 7" svg:x="3.52269in" svg:y="6.88194in" svg:width="4.5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1" presentation:style-name="a60" draw:name="Slide Number Placeholder 10" svg:x="12.19332in" svg:y="6.88194in" svg:width="0.89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</style:master-page>
    <style:master-page style:name="Master1-Layout2-obj-Title-and-Content" style:page-layout-name="pageLayout1" draw:style-name="a61">
      <draw:frame draw:id="id12" presentation:style-name="a64" draw:name="Title 1" svg:x="1.73634in" svg:y="0.49799in" svg:width="10.37477in" svg:height="1.69556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3" presentation:style-name="a80" draw:name="Content Placeholder 2" svg:x="1.73634in" svg:y="2.36222in" svg:width="10.37477in" svg:height="4.29369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5" draw:name="Date Placeholder 3" svg:x="8.76928in" svg:y="6.88194in" svg:width="3.38394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10/14/2024</text:date></text:span><text:span text:style-name="a83" text:class-names=""/></text:p>
        </draw:text-box>
        <svg:title/>
        <svg:desc/>
      </draw:frame>
      <draw:frame draw:id="id15" presentation:style-name="a88" draw:name="Footer Placeholder 4" svg:x="1.73634in" svg:y="6.88194in" svg:width="4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6" presentation:style-name="a92" draw:name="Slide Number Placeholder 5" svg:x="12.19332in" svg:y="6.88194in" svg:width="0.89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  <draw:custom-shape svg:x="0in" svg:y="0.61806in" svg:width="1.24in" svg:height="6.88194in" draw:id="id17" draw:style-name="a96" draw:name="Rectangle 50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18" draw:style-name="a100" draw:name="Rectangle 51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3-secHead-Section-Header" style:page-layout-name="pageLayout1" draw:style-name="a101">
      <draw:frame draw:id="id19" presentation:style-name="a105" draw:name="Title 1" svg:x="3.52269in" svg:y="1.36885in" svg:width="8.63053in" svg:height="3.18754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0" presentation:style-name="a109" draw:name="Text Placeholder 2" svg:x="3.52269in" svg:y="5.26917in" svg:width="8.63053in" svg:height="1.39056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Click to edit Master text styles</text:span></text:p>
            </text:list-item>
          </text:list>
        </draw:text-box>
        <svg:title/>
        <svg:desc/>
      </draw:frame>
      <draw:frame draw:id="id21" presentation:style-name="a114" draw:name="Date Placeholder 3" svg:x="8.76928in" svg:y="6.88194in" svg:width="3.38394in" svg:height="0.39931in" presentation:class="date-time" presentation:placeholder="false">
        <draw:text-box>
          <text:p text:style-name="a113" text:class-names="" text:cond-style-name=""><text:span text:style-name="a110" text:class-names=""><text:date text:fixed="false" style:data-style-name="a111">10/14/2024</text:date></text:span><text:span text:style-name="a112" text:class-names=""/></text:p>
        </draw:text-box>
        <svg:title/>
        <svg:desc/>
      </draw:frame>
      <draw:frame draw:id="id22" presentation:style-name="a117" draw:name="Footer Placeholder 4" svg:x="3.52269in" svg:y="6.88194in" svg:width="4.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3" presentation:style-name="a121" draw:name="Slide Number Placeholder 5" svg:x="12.19332in" svg:y="6.88194in" svg:width="0.89in" svg:height="0.39931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>‹#›</text:page-number></text:span><text:span text:style-name="a119" text:class-names=""/></text:p>
        </draw:text-box>
        <svg:title/>
        <svg:desc/>
      </draw:frame>
      <draw:custom-shape svg:x="0in" svg:y="1.50426in" svg:width="3.03007in" svg:height="5.99574in" draw:id="id24" draw:style-name="a125" draw:name="Rectangle 8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.50215in" svg:height="7.5in" draw:id="id25" draw:style-name="a129" draw:name="Rectangle 9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30">
      <draw:frame draw:id="id26" presentation:style-name="a133" draw:name="Title 1" svg:x="1.73634in" svg:y="0.49799in" svg:width="10.37477in" svg:height="1.69556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27" presentation:style-name="a149" draw:name="Content Placeholder 2" svg:x="1.73634in" svg:y="2.36222in" svg:width="4.83972in" svg:height="4.29472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6" draw:name="Content Placeholder 3" svg:x="7.27139in" svg:y="2.36222in" svg:width="4.83972in" svg:height="4.29472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Fifth level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1" draw:name="Date Placeholder 4" svg:x="8.76928in" svg:y="6.88194in" svg:width="3.38394in" svg:height="0.39931in" presentation:class="date-time" presentation:placeholder="false">
        <draw:text-box>
          <text:p text:style-name="a170" text:class-names="" text:cond-style-name=""><text:span text:style-name="a167" text:class-names=""><text:date text:fixed="false" style:data-style-name="a168">10/14/2024</text:date></text:span><text:span text:style-name="a169" text:class-names=""/></text:p>
        </draw:text-box>
        <svg:title/>
        <svg:desc/>
      </draw:frame>
      <draw:frame draw:id="id30" presentation:style-name="a174" draw:name="Footer Placeholder 5" svg:x="1.73634in" svg:y="6.88194in" svg:width="4.5in" svg:height="0.39931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1" presentation:style-name="a178" draw:name="Slide Number Placeholder 6" svg:x="12.19332in" svg:y="6.88194in" svg:width="0.89in" svg:height="0.39931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>‹#›</text:page-number></text:span><text:span text:style-name="a176" text:class-names=""/></text:p>
        </draw:text-box>
        <svg:title/>
        <svg:desc/>
      </draw:frame>
      <draw:custom-shape svg:x="0in" svg:y="0.61806in" svg:width="1.24in" svg:height="6.88194in" draw:id="id32" draw:style-name="a182" draw:name="Rectangle 9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33" draw:style-name="a186" draw:name="Rectangle 10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twoTxTwoObj-Comparison" style:page-layout-name="pageLayout1" draw:style-name="a187">
      <draw:frame draw:id="id34" presentation:style-name="a191" draw:name="Title 1" svg:x="1.74in" svg:y="0.5in" svg:width="10.41323in" svg:height="1.7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35" presentation:style-name="a195" draw:name="Text Placeholder 2" svg:x="1.74in" svg:y="2.36777in" svg:width="4.84in" svg:height="0.90104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36" presentation:style-name="a211" draw:name="Content Placeholder 3" svg:x="1.74in" svg:y="3.26881in" svg:width="4.84in" svg:height="3.38814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5" draw:name="Text Placeholder 4" svg:x="7.31323in" svg:y="2.36777in" svg:width="4.84in" svg:height="0.90104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</draw:text-box>
        <svg:title/>
        <svg:desc/>
      </draw:frame>
      <draw:frame draw:id="id38" presentation:style-name="a232" draw:name="Content Placeholder 5" svg:x="7.31323in" svg:y="3.26881in" svg:width="4.84in" svg:height="3.38814in" presentation:class="object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Second level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Fifth level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37" draw:name="Date Placeholder 6" svg:x="8.76928in" svg:y="6.88194in" svg:width="3.38394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10/14/2024</text:date></text:span><text:span text:style-name="a235" text:class-names=""/></text:p>
        </draw:text-box>
        <svg:title/>
        <svg:desc/>
      </draw:frame>
      <draw:frame draw:id="id40" presentation:style-name="a240" draw:name="Footer Placeholder 7" svg:x="1.73634in" svg:y="6.88194in" svg:width="4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1" presentation:style-name="a244" draw:name="Slide Number Placeholder 8" svg:x="12.19332in" svg:y="6.88194in" svg:width="0.89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  <draw:custom-shape svg:x="0in" svg:y="0.61806in" svg:width="1.24in" svg:height="6.88194in" draw:id="id42" draw:style-name="a248" draw:name="Rectangle 11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43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6-titleOnly-Title-Only" style:page-layout-name="pageLayout1" draw:style-name="a253">
      <draw:frame draw:id="id44" presentation:style-name="a256" draw:name="Title 1" svg:x="1.73634in" svg:y="0.49799in" svg:width="10.37477in" svg:height="1.69556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61" draw:name="Date Placeholder 2" svg:x="8.76928in" svg:y="6.88194in" svg:width="3.38394in" svg:height="0.39931in" presentation:class="date-time" presentation:placeholder="false">
        <draw:text-box>
          <text:p text:style-name="a260" text:class-names="" text:cond-style-name=""><text:span text:style-name="a257" text:class-names=""><text:date text:fixed="false" style:data-style-name="a258">10/14/2024</text:date></text:span><text:span text:style-name="a259" text:class-names=""/></text:p>
        </draw:text-box>
        <svg:title/>
        <svg:desc/>
      </draw:frame>
      <draw:frame draw:id="id46" presentation:style-name="a264" draw:name="Footer Placeholder 3" svg:x="1.73634in" svg:y="6.88194in" svg:width="4.5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47" presentation:style-name="a268" draw:name="Slide Number Placeholder 4" svg:x="12.19332in" svg:y="6.88194in" svg:width="0.89in" svg:height="0.39931in" presentation:class="page-number" presentation:placeholder="false">
        <draw:text-box>
          <text:p text:style-name="a267" text:class-names="" text:cond-style-name=""><text:span text:style-name="a265" text:class-names=""><text:page-number style:num-format="1" text:fixed="false">‹#›</text:page-number></text:span><text:span text:style-name="a266" text:class-names=""/></text:p>
        </draw:text-box>
        <svg:title/>
        <svg:desc/>
      </draw:frame>
      <draw:custom-shape svg:x="0in" svg:y="0.61806in" svg:width="1.24in" svg:height="6.88194in" draw:id="id48" draw:style-name="a272" draw:name="Rectangle 7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49" draw:style-name="a276" draw:name="Rectangle 8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7-blank-Blank" style:page-layout-name="pageLayout1" draw:style-name="a277">
      <draw:frame draw:id="id50" presentation:style-name="a282" draw:name="Date Placeholder 1" svg:x="8.76928in" svg:y="6.88194in" svg:width="3.38394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10/14/2024</text:date></text:span><text:span text:style-name="a280" text:class-names=""/></text:p>
        </draw:text-box>
        <svg:title/>
        <svg:desc/>
      </draw:frame>
      <draw:frame draw:id="id51" presentation:style-name="a285" draw:name="Footer Placeholder 2" svg:x="1.73634in" svg:y="6.88194in" svg:width="4.5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52" presentation:style-name="a289" draw:name="Slide Number Placeholder 3" svg:x="12.19332in" svg:y="6.88194in" svg:width="0.89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  <draw:custom-shape svg:x="0in" svg:y="0.61806in" svg:width="1.24in" svg:height="6.88194in" draw:id="id53" draw:style-name="a293" draw:name="Rectangle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54" draw:style-name="a297" draw:name="Rectangle 7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298">
      <draw:frame draw:id="id55" presentation:style-name="a301" draw:name="Title 1" svg:x="1.73634in" svg:y="0.49799in" svg:width="4.42196in" svg:height="1.73284in" presentation:class="title" presentation:placeholder="false">
        <draw:text-box>
          <text:p text:style-name="a300" text:class-names="" text:cond-style-name=""><text:span text:style-name="a299" text:class-names="">Click to edit Master title style</text:span></text:p>
        </draw:text-box>
        <svg:title/>
        <svg:desc/>
      </draw:frame>
      <draw:frame draw:id="id56" presentation:style-name="a317" draw:name="Content Placeholder 2" svg:x="6.8583in" svg:y="0.61806in" svg:width="5.86in" svg:height="6.03889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1" draw:name="Text Placeholder 3" svg:x="1.73634in" svg:y="2.23083in" svg:width="4.42196in" svg:height="4.18757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58" presentation:style-name="a326" draw:name="Date Placeholder 4" svg:x="8.76928in" svg:y="6.88194in" svg:width="3.38394in" svg:height="0.39931in" presentation:class="date-time" presentation:placeholder="false">
        <draw:text-box>
          <text:p text:style-name="a325" text:class-names="" text:cond-style-name=""><text:span text:style-name="a322" text:class-names=""><text:date text:fixed="false" style:data-style-name="a323">10/14/2024</text:date></text:span><text:span text:style-name="a324" text:class-names=""/></text:p>
        </draw:text-box>
        <svg:title/>
        <svg:desc/>
      </draw:frame>
      <draw:frame draw:id="id59" presentation:style-name="a329" draw:name="Footer Placeholder 5" svg:x="1.73634in" svg:y="6.88194in" svg:width="4.5in" svg:height="0.39931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0" presentation:style-name="a333" draw:name="Slide Number Placeholder 6" svg:x="12.19332in" svg:y="6.88194in" svg:width="0.89in" svg:height="0.39931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>‹#›</text:page-number></text:span><text:span text:style-name="a331" text:class-names=""/></text:p>
        </draw:text-box>
        <svg:title/>
        <svg:desc/>
      </draw:frame>
      <draw:custom-shape svg:x="0in" svg:y="0.61806in" svg:width="1.24in" svg:height="6.88194in" draw:id="id61" draw:style-name="a337" draw:name="Rectangle 9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62" draw:style-name="a341" draw:name="Rectangle 10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342">
      <draw:frame draw:id="id63" presentation:style-name="a345" draw:name="Title 1" svg:x="1.73634in" svg:y="0.49799in" svg:width="4.42196in" svg:height="1.73284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64" presentation:style-name="a348" draw:name="Picture Placeholder 2" svg:x="6.8583in" svg:y="0.61806in" svg:width="5.85696in" svg:height="6.03967in" presentation:class="graphic" presentation:placeholder="false">
        <draw:text-box>
          <text:p text:style-name="a347" text:class-names="" text:cond-style-name=""><text:span text:style-name="a346" text:class-names="">Click icon to add picture</text:span></text:p>
        </draw:text-box>
        <svg:title/>
        <svg:desc/>
      </draw:frame>
      <draw:frame draw:id="id65" presentation:style-name="a352" draw:name="Text Placeholder 3" svg:x="1.73634in" svg:y="2.23083in" svg:width="4.42196in" svg:height="4.18757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66" presentation:style-name="a357" draw:name="Date Placeholder 4" svg:x="8.76928in" svg:y="6.88194in" svg:width="3.38394in" svg:height="0.39931in" presentation:class="date-time" presentation:placeholder="false">
        <draw:text-box>
          <text:p text:style-name="a356" text:class-names="" text:cond-style-name=""><text:span text:style-name="a353" text:class-names=""><text:date text:fixed="false" style:data-style-name="a354">10/14/2024</text:date></text:span><text:span text:style-name="a355" text:class-names=""/></text:p>
        </draw:text-box>
        <svg:title/>
        <svg:desc/>
      </draw:frame>
      <draw:frame draw:id="id67" presentation:style-name="a360" draw:name="Footer Placeholder 5" svg:x="1.73634in" svg:y="6.88194in" svg:width="4.5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68" presentation:style-name="a364" draw:name="Slide Number Placeholder 6" svg:x="12.19332in" svg:y="6.88194in" svg:width="0.89in" svg:height="0.39931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>‹#›</text:page-number></text:span><text:span text:style-name="a362" text:class-names=""/></text:p>
        </draw:text-box>
        <svg:title/>
        <svg:desc/>
      </draw:frame>
      <draw:custom-shape svg:x="0in" svg:y="0.61806in" svg:width="1.24in" svg:height="6.88194in" draw:id="id69" draw:style-name="a368" draw:name="Rectangle 9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70" draw:style-name="a372" draw:name="Rectangle 10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73">
      <draw:frame draw:id="id71" presentation:style-name="a377" draw:name="Title 1" svg:x="1.73634in" svg:y="0.49799in" svg:width="10.41689in" svg:height="1.69556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72" presentation:style-name="a394" draw:name="Vertical Text Placeholder 2" svg:x="1.73634in" svg:y="2.36222in" svg:width="10.41689in" svg:height="4.29369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99" draw:name="Date Placeholder 3" svg:x="8.76928in" svg:y="6.88194in" svg:width="3.38394in" svg:height="0.39931in" presentation:class="date-time" presentation:placeholder="false">
        <draw:text-box>
          <text:p text:style-name="a398" text:class-names="" text:cond-style-name=""><text:span text:style-name="a395" text:class-names=""><text:date text:fixed="false" style:data-style-name="a396">10/14/2024</text:date></text:span><text:span text:style-name="a397" text:class-names=""/></text:p>
        </draw:text-box>
        <svg:title/>
        <svg:desc/>
      </draw:frame>
      <draw:frame draw:id="id74" presentation:style-name="a402" draw:name="Footer Placeholder 4" svg:x="1.73634in" svg:y="6.88194in" svg:width="4.5in" svg:height="0.39931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75" presentation:style-name="a406" draw:name="Slide Number Placeholder 5" svg:x="12.19332in" svg:y="6.88194in" svg:width="0.89in" svg:height="0.39931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</draw:text-box>
        <svg:title/>
        <svg:desc/>
      </draw:frame>
      <draw:custom-shape svg:x="0in" svg:y="0.61806in" svg:width="1.24in" svg:height="6.88194in" draw:id="id76" draw:style-name="a410" draw:name="Rectangle 8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77" draw:style-name="a414" draw:name="Rectangle 9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1-vertTitleAndTx-Vertical-Title-and-Text" style:page-layout-name="pageLayout1" draw:style-name="a415">
      <draw:frame draw:id="id78" presentation:style-name="a418" draw:name="Vertical Title 1" svg:x="9.67452in" svg:y="0.61805in" svg:width="2.47871in" svg:height="6.13715in" presentation:class="title" presentation:placeholder="false">
        <draw:text-box>
          <text:p text:style-name="a417" text:class-names="" text:cond-style-name=""><text:span text:style-name="a416" text:class-names="">Click to edit Master title style</text:span></text:p>
        </draw:text-box>
        <svg:title/>
        <svg:desc/>
      </draw:frame>
      <draw:frame draw:id="id79" presentation:style-name="a434" draw:name="Vertical Text Placeholder 2" svg:x="1.73634in" svg:y="0.61805in" svg:width="7.75255in" svg:height="6.1371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9" draw:name="Date Placeholder 3" svg:x="8.76928in" svg:y="6.88194in" svg:width="3.38394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>10/14/2024</text:date></text:span><text:span text:style-name="a437" text:class-names=""/></text:p>
        </draw:text-box>
        <svg:title/>
        <svg:desc/>
      </draw:frame>
      <draw:frame draw:id="id81" presentation:style-name="a442" draw:name="Footer Placeholder 4" svg:x="1.73634in" svg:y="6.88194in" svg:width="4.5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2" presentation:style-name="a446" draw:name="Slide Number Placeholder 5" svg:x="12.19332in" svg:y="6.88194in" svg:width="0.89in" svg:height="0.39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</draw:text-box>
        <svg:title/>
        <svg:desc/>
      </draw:frame>
      <draw:custom-shape svg:x="0in" svg:y="0.61806in" svg:width="1.24in" svg:height="6.88194in" draw:id="id83" draw:style-name="a450" draw:name="Rectangle 8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0.61806in" svg:height="7.5in" draw:id="id84" draw:style-name="a454" draw:name="Rectangle 9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0-14T21:18:01Z</meta:creation-date>
    <dc:date>2024-10-14T21:39:54Z</dc:date>
    <meta:editing-cycles>151</meta:editing-cycles>
    <meta:editing-duration>PT0S</meta:editing-duration>
    <meta:document-statistic meta:paragraph-count="0" meta:word-count="0"/>
  </office:meta>
</office:document-meta>
</file>